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6146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4402in"/>
    </style:style>
    <style:style style:name="co5" style:family="table-column">
      <style:table-column-properties fo:break-before="auto" style:column-width="1.4291in"/>
    </style:style>
    <style:style style:name="co6" style:family="table-column">
      <style:table-column-properties fo:break-before="auto" style:column-width="1.4827in"/>
    </style:style>
    <style:style style:name="co7" style:family="table-column">
      <style:table-column-properties fo:break-before="auto" style:column-width="1.7402in"/>
    </style:style>
    <style:style style:name="co8" style:family="table-column">
      <style:table-column-properties fo:break-before="auto" style:column-width="1.8445in"/>
    </style:style>
    <style:style style:name="co9" style:family="table-column">
      <style:table-column-properties fo:break-before="auto" style:column-width="1.87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0583in"/>
    </style:style>
    <style:style style:name="co12" style:family="table-column">
      <style:table-column-properties fo:break-before="auto" style:column-width="2.4445in"/>
    </style:style>
    <style:style style:name="co13" style:family="table-column">
      <style:table-column-properties fo:break-before="auto" style:column-width="2.3264in"/>
    </style:style>
    <style:style style:name="co14" style:family="table-column">
      <style:table-column-properties fo:break-before="auto" style:column-width="2.2839in"/>
    </style:style>
    <style:style style:name="co15" style:family="table-column">
      <style:table-column-properties fo:break-before="auto" style:column-width="2.3161in"/>
    </style:style>
    <style:style style:name="co16" style:family="table-column">
      <style:table-column-properties fo:break-before="auto" style:column-width="3.0346in"/>
    </style:style>
    <style:style style:name="co17" style:family="table-column">
      <style:table-column-properties fo:break-before="auto" style:column-width="1.7264in"/>
    </style:style>
    <style:style style:name="co18" style:family="table-column">
      <style:table-column-properties fo:break-before="auto" style:column-width="4.45in"/>
    </style:style>
    <style:style style:name="co19" style:family="table-column">
      <style:table-column-properties fo:break-before="auto" style:column-width="2.6484in"/>
    </style:style>
    <style:style style:name="co20" style:family="table-column">
      <style:table-column-properties fo:break-before="auto" style:column-width="2.1547in"/>
    </style:style>
    <style:style style:name="co21" style:family="table-column">
      <style:table-column-properties fo:break-before="auto" style:column-width="1.372in"/>
    </style:style>
    <style:style style:name="co22" style:family="table-column">
      <style:table-column-properties fo:break-before="auto" style:column-width="2.0799in"/>
    </style:style>
    <style:style style:name="co23" style:family="table-column">
      <style:table-column-properties fo:break-before="auto" style:column-width="1.898in"/>
    </style:style>
    <style:style style:name="co24" style:family="table-column">
      <style:table-column-properties fo:break-before="auto" style:column-width="3.0236in"/>
    </style:style>
    <style:style style:name="co25" style:family="table-column">
      <style:table-column-properties fo:break-before="auto" style:column-width="1.9945in"/>
    </style:style>
    <style:style style:name="co26" style:family="table-column">
      <style:table-column-properties fo:break-before="auto" style:column-width="1.8335in"/>
    </style:style>
    <style:style style:name="co27" style:family="table-column">
      <style:table-column-properties fo:break-before="auto" style:column-width="2.9484in"/>
    </style:style>
    <style:style style:name="co28" style:family="table-column">
      <style:table-column-properties fo:break-before="auto" style:column-width="1.9299in"/>
    </style:style>
    <style:style style:name="co29" style:family="table-column">
      <style:table-column-properties fo:break-before="auto" style:column-width="1.7366in"/>
    </style:style>
    <style:style style:name="co30" style:family="table-column">
      <style:table-column-properties fo:break-before="auto" style:column-width="2.2299in"/>
    </style:style>
    <style:style style:name="co31" style:family="table-column">
      <style:table-column-properties fo:break-before="auto" style:column-width="1.9835in"/>
    </style:style>
    <style:style style:name="co32" style:family="table-column">
      <style:table-column-properties fo:break-before="auto" style:column-width="1.5118in"/>
    </style:style>
    <style:style style:name="co33" style:family="table-column">
      <style:table-column-properties fo:break-before="auto" style:column-width="1.5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75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r_photometry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PSF_Fit_Mag</text:p>
          </table:table-cell>
          <table:table-cell office:value-type="string" calcext:value-type="string">
            <text:p>Flux</text:p>
          </table:table-cell>
          <table:table-cell office:value-type="string" calcext:value-type="string">
            <text:p>PSF_Fit_Mag_Err</text:p>
          </table:table-cell>
          <table:table-cell office:value-type="string" calcext:value-type="string">
            <text:p>AIRMASS</text:p>
          </table:table-cell>
          <table:table-cell table:style-name="Default" office:value-type="string" calcext:value-type="string">
            <text:p>DATE-OBS</text:p>
          </table:table-cell>
          <table:table-cell office:value-type="string" calcext:value-type="string">
            <text:p>Processed_PSF_Mag</text:p>
          </table:table-cell>
          <table:table-cell office:value-type="string" calcext:value-type="string">
            <text:p>Processed_PSF_Mag_Err</text:p>
          </table:table-cell>
          <table:table-cell office:value-type="string" calcext:value-type="string">
            <text:p>Space Mag</text:p>
          </table:table-cell>
          <table:table-cell office:value-type="string" calcext:value-type="string">
            <text:p>Space flux</text:p>
          </table:table-cell>
        </table:table-row>
        <table:table-row table:style-name="ro1">
          <table:table-cell office:value-type="float" office:value="302.9586" calcext:value-type="float">
            <text:p>302.9586</text:p>
          </table:table-cell>
          <table:table-cell office:value-type="float" office:value="34.4174" calcext:value-type="float">
            <text:p>34.4174</text:p>
          </table:table-cell>
          <table:table-cell office:value-type="float" office:value="14.8863381752014" calcext:value-type="float">
            <text:p>14.8863381752014</text:p>
          </table:table-cell>
          <table:table-cell table:formula="of:=10^(-0.4*[.C2])" office:value-type="float" office:value="0.00000111036235652253" calcext:value-type="float">
            <text:p>1.11036235652253E-06</text:p>
          </table:table-cell>
          <table:table-cell office:value-type="float" office:value="0.1144620954118" calcext:value-type="float">
            <text:p>0.1144620954118</text:p>
          </table:table-cell>
          <table:table-cell office:value-type="float" office:value="1.13952108710124" calcext:value-type="float">
            <text:p>1.13952108710124</text:p>
          </table:table-cell>
          <table:table-cell office:value-type="date" office:date-value="2025-10-13T15:43:19" calcext:value-type="date">
            <text:p>2025-10-13T15:43:19</text:p>
          </table:table-cell>
          <table:table-cell office:value-type="float" office:value="13.685" calcext:value-type="float">
            <text:p>13.685</text:p>
          </table:table-cell>
          <table:table-cell office:value-type="float" office:value="0.122" calcext:value-type="float">
            <text:p>0.122</text:p>
          </table:table-cell>
          <table:table-cell table:formula="of:=[.C2]-0.11*[.F2]" office:value-type="float" office:value="14.7609908556203" calcext:value-type="float">
            <text:p>14.7609908556203</text:p>
          </table:table-cell>
          <table:table-cell table:formula="of:=10^(-0.4*[.J2])" office:value-type="float" office:value="0.0000012462456566784" calcext:value-type="float">
            <text:p>1.2462456566784E-06</text:p>
          </table:table-cell>
        </table:table-row>
        <table:table-row table:style-name="ro1">
          <table:table-cell office:value-type="float" office:value="302.9586" calcext:value-type="float">
            <text:p>302.9586</text:p>
          </table:table-cell>
          <table:table-cell office:value-type="float" office:value="34.4174" calcext:value-type="float">
            <text:p>34.4174</text:p>
          </table:table-cell>
          <table:table-cell office:value-type="float" office:value="14.798612159729" calcext:value-type="float">
            <text:p>14.798612159729</text:p>
          </table:table-cell>
          <table:table-cell table:formula="of:=10^(-0.4*[.C3])" office:value-type="float" office:value="0.00000120380220949961" calcext:value-type="float">
            <text:p>1.20380220949961E-06</text:p>
          </table:table-cell>
          <table:table-cell office:value-type="float" office:value="0.0672240676748553" calcext:value-type="float">
            <text:p>0.0672240676748553</text:p>
          </table:table-cell>
          <table:table-cell office:value-type="float" office:value="2.79778830439046" calcext:value-type="float">
            <text:p>2.79778830439046</text:p>
          </table:table-cell>
          <table:table-cell office:value-type="date" office:date-value="2025-10-15T19:02:31" calcext:value-type="date">
            <text:p>2025-10-15T19:02:31</text:p>
          </table:table-cell>
          <table:table-cell office:value-type="float" office:value="14.438" calcext:value-type="float">
            <text:p>14.438</text:p>
          </table:table-cell>
          <table:table-cell office:value-type="float" office:value="0.051" calcext:value-type="float">
            <text:p>0.051</text:p>
          </table:table-cell>
          <table:table-cell table:formula="of:=[.C3]-0.11*[.F3]" office:value-type="float" office:value="14.4908554462461" calcext:value-type="float">
            <text:p>14.4908554462461</text:p>
          </table:table-cell>
          <table:table-cell table:formula="of:=10^(-0.4*[.J3])" office:value-type="float" office:value="0.0000015982982410218" calcext:value-type="float">
            <text:p>1.5982982410218E-06</text:p>
          </table:table-cell>
        </table:table-row>
        <table:table-row table:style-name="ro1">
          <table:table-cell office:value-type="float" office:value="302.9586" calcext:value-type="float">
            <text:p>302.9586</text:p>
          </table:table-cell>
          <table:table-cell office:value-type="float" office:value="34.4174" calcext:value-type="float">
            <text:p>34.4174</text:p>
          </table:table-cell>
          <table:table-cell office:value-type="float" office:value="14.7950230621338" calcext:value-type="float">
            <text:p>14.7950230621338</text:p>
          </table:table-cell>
          <table:table-cell table:formula="of:=10^(-0.4*[.C4])" office:value-type="float" office:value="0.00000120778818019326" calcext:value-type="float">
            <text:p>1.20778818019326E-06</text:p>
          </table:table-cell>
          <table:table-cell office:value-type="float" office:value="0.0611965585018079" calcext:value-type="float">
            <text:p>0.0611965585018079</text:p>
          </table:table-cell>
          <table:table-cell office:value-type="float" office:value="2.83206020759205" calcext:value-type="float">
            <text:p>2.83206020759205</text:p>
          </table:table-cell>
          <table:table-cell office:value-type="date" office:date-value="2025-10-15T19:03:46" calcext:value-type="date">
            <text:p>2025-10-15T19:03:46</text:p>
          </table:table-cell>
          <table:table-cell office:value-type="float" office:value="14.474" calcext:value-type="float">
            <text:p>14.474</text:p>
          </table:table-cell>
          <table:table-cell office:value-type="float" office:value="0.042" calcext:value-type="float">
            <text:p>0.042</text:p>
          </table:table-cell>
          <table:table-cell table:formula="of:=[.C4]-0.11*[.F4]" office:value-type="float" office:value="14.4834964392987" calcext:value-type="float">
            <text:p>14.4834964392987</text:p>
          </table:table-cell>
          <table:table-cell table:formula="of:=10^(-0.4*[.J4])" office:value-type="float" office:value="0.00000160916813597693" calcext:value-type="float">
            <text:p>1.60916813597693E-06</text:p>
          </table:table-cell>
        </table:table-row>
        <table:table-row table:style-name="ro1">
          <table:table-cell office:value-type="float" office:value="302.9586" calcext:value-type="float">
            <text:p>302.9586</text:p>
          </table:table-cell>
          <table:table-cell office:value-type="float" office:value="34.4174" calcext:value-type="float">
            <text:p>34.4174</text:p>
          </table:table-cell>
          <table:table-cell office:value-type="float" office:value="14.79441277771" calcext:value-type="float">
            <text:p>14.79441277771</text:p>
          </table:table-cell>
          <table:table-cell table:formula="of:=10^(-0.4*[.C5])" office:value-type="float" office:value="0.00000120846725997975" calcext:value-type="float">
            <text:p>1.20846725997975E-06</text:p>
          </table:table-cell>
          <table:table-cell office:value-type="float" office:value="0.0687701872776523" calcext:value-type="float">
            <text:p>0.0687701872776523</text:p>
          </table:table-cell>
          <table:table-cell office:value-type="float" office:value="1.10559709021798" calcext:value-type="float">
            <text:p>1.10559709021798</text:p>
          </table:table-cell>
          <table:table-cell office:value-type="date" office:date-value="2025-10-16T14:53:04" calcext:value-type="date">
            <text:p>2025-10-16T14:53:04</text:p>
          </table:table-cell>
          <table:table-cell office:value-type="float" office:value="14.287" calcext:value-type="float">
            <text:p>14.287</text:p>
          </table:table-cell>
          <table:table-cell office:value-type="float" office:value="0.041" calcext:value-type="float">
            <text:p>0.041</text:p>
          </table:table-cell>
          <table:table-cell table:formula="of:=[.C5]-0.11*[.F5]" office:value-type="float" office:value="14.672797097786" calcext:value-type="float">
            <text:p>14.672797097786</text:p>
          </table:table-cell>
          <table:table-cell table:formula="of:=10^(-0.4*[.J5])" office:value-type="float" office:value="0.00000135170263649514" calcext:value-type="float">
            <text:p>1.35170263649514E-06</text:p>
          </table:table-cell>
        </table:table-row>
        <table:table-row table:style-name="ro1">
          <table:table-cell office:value-type="float" office:value="302.9586" calcext:value-type="float">
            <text:p>302.9586</text:p>
          </table:table-cell>
          <table:table-cell office:value-type="float" office:value="34.4174" calcext:value-type="float">
            <text:p>34.4174</text:p>
          </table:table-cell>
          <table:table-cell office:value-type="float" office:value="14.8417183616638" calcext:value-type="float">
            <text:p>14.8417183616638</text:p>
          </table:table-cell>
          <table:table-cell table:formula="of:=10^(-0.4*[.C6])" office:value-type="float" office:value="0.00000115694484499523" calcext:value-type="float">
            <text:p>1.15694484499523E-06</text:p>
          </table:table-cell>
          <table:table-cell office:value-type="float" office:value="0.0757814171022661" calcext:value-type="float">
            <text:p>0.0757814171022661</text:p>
          </table:table-cell>
          <table:table-cell office:value-type="float" office:value="1.4315697579083" calcext:value-type="float">
            <text:p>1.4315697579083</text:p>
          </table:table-cell>
          <table:table-cell office:value-type="date" office:date-value="2025-10-16T17:48:02" calcext:value-type="date">
            <text:p>2025-10-16T17:48:02</text:p>
          </table:table-cell>
          <table:table-cell table:number-columns-repeated="2"/>
          <table:table-cell table:formula="of:=[.C6]-0.11*[.F6]" office:value-type="float" office:value="14.6842456882939" calcext:value-type="float">
            <text:p>14.6842456882939</text:p>
          </table:table-cell>
          <table:table-cell table:formula="of:=10^(-0.4*[.J6])" office:value-type="float" office:value="0.00000133752443458966" calcext:value-type="float">
            <text:p>1.33752443458966E-06</text:p>
          </table:table-cell>
        </table:table-row>
        <table:table-row table:style-name="ro1">
          <table:table-cell office:value-type="float" office:value="302.9586" calcext:value-type="float">
            <text:p>302.9586</text:p>
          </table:table-cell>
          <table:table-cell office:value-type="float" office:value="34.4174" calcext:value-type="float">
            <text:p>34.4174</text:p>
          </table:table-cell>
          <table:table-cell office:value-type="float" office:value="14.8656820457459" calcext:value-type="float">
            <text:p>14.8656820457459</text:p>
          </table:table-cell>
          <table:table-cell table:formula="of:=10^(-0.4*[.C7])" office:value-type="float" office:value="0.00000113168922704251" calcext:value-type="float">
            <text:p>1.13168922704251E-06</text:p>
          </table:table-cell>
          <table:table-cell office:value-type="float" office:value="0.113457083628724" calcext:value-type="float">
            <text:p>0.113457083628724</text:p>
          </table:table-cell>
          <table:table-cell office:value-type="float" office:value="1.10770845974702" calcext:value-type="float">
            <text:p>1.10770845974702</text:p>
          </table:table-cell>
          <table:table-cell office:value-type="date" office:date-value="2025-10-19T14:21:15" calcext:value-type="date">
            <text:p>2025-10-19T14:21:15</text:p>
          </table:table-cell>
          <table:table-cell office:value-type="float" office:value="14.106" calcext:value-type="float">
            <text:p>14.106</text:p>
          </table:table-cell>
          <table:table-cell office:value-type="float" office:value="0.074" calcext:value-type="float">
            <text:p>0.074</text:p>
          </table:table-cell>
          <table:table-cell table:formula="of:=[.C7]-0.11*[.F7]" office:value-type="float" office:value="14.7438341151737" calcext:value-type="float">
            <text:p>14.7438341151737</text:p>
          </table:table-cell>
          <table:table-cell table:formula="of:=10^(-0.4*[.J7])" office:value-type="float" office:value="0.00000126609517559816" calcext:value-type="float">
            <text:p>1.26609517559816E-06</text:p>
          </table:table-cell>
        </table:table-row>
        <table:table-row table:style-name="ro1">
          <table:table-cell office:value-type="float" office:value="302.9586" calcext:value-type="float">
            <text:p>302.9586</text:p>
          </table:table-cell>
          <table:table-cell office:value-type="float" office:value="34.4174" calcext:value-type="float">
            <text:p>34.4174</text:p>
          </table:table-cell>
          <table:table-cell office:value-type="float" office:value="14.8373895484924" calcext:value-type="float">
            <text:p>14.8373895484924</text:p>
          </table:table-cell>
          <table:table-cell table:formula="of:=10^(-0.4*[.C8])" office:value-type="float" office:value="0.00000116156677355095" calcext:value-type="float">
            <text:p>1.16156677355095E-06</text:p>
          </table:table-cell>
          <table:table-cell office:value-type="float" office:value="0.104392321145586" calcext:value-type="float">
            <text:p>0.104392321145586</text:p>
          </table:table-cell>
          <table:table-cell office:value-type="float" office:value="1.16802159530228" calcext:value-type="float">
            <text:p>1.16802159530228</text:p>
          </table:table-cell>
          <table:table-cell office:value-type="date" office:date-value="2025-10-20T13:59:25" calcext:value-type="date">
            <text:p>2025-10-20T13:59:25</text:p>
          </table:table-cell>
          <table:table-cell office:value-type="float" office:value="14.27" calcext:value-type="float">
            <text:p>14.27</text:p>
          </table:table-cell>
          <table:table-cell office:value-type="float" office:value="0.067" calcext:value-type="float">
            <text:p>0.067</text:p>
          </table:table-cell>
          <table:table-cell table:formula="of:=[.C8]-0.11*[.F8]" office:value-type="float" office:value="14.7089071730091" calcext:value-type="float">
            <text:p>14.7089071730091</text:p>
          </table:table-cell>
          <table:table-cell table:formula="of:=10^(-0.4*[.J8])" office:value-type="float" office:value="0.00000130748625129885" calcext:value-type="float">
            <text:p>1.30748625129885E-06</text:p>
          </table:table-cell>
        </table:table-row>
        <table:table-row table:style-name="ro1">
          <table:table-cell office:value-type="float" office:value="302.9586" calcext:value-type="float">
            <text:p>302.9586</text:p>
          </table:table-cell>
          <table:table-cell office:value-type="float" office:value="34.4174" calcext:value-type="float">
            <text:p>34.4174</text:p>
          </table:table-cell>
          <table:table-cell office:value-type="float" office:value="14.874046875" calcext:value-type="float">
            <text:p>14.874046875</text:p>
          </table:table-cell>
          <table:table-cell table:formula="of:=10^(-0.4*[.C9])" office:value-type="float" office:value="0.00000112300386252034" calcext:value-type="float">
            <text:p>1.12300386252034E-06</text:p>
          </table:table-cell>
          <table:table-cell office:value-type="float" office:value="0.192105974988108" calcext:value-type="float">
            <text:p>0.192105974988108</text:p>
          </table:table-cell>
          <table:table-cell office:value-type="float" office:value="1.08411370226322" calcext:value-type="float">
            <text:p>1.08411370226322</text:p>
          </table:table-cell>
          <table:table-cell office:value-type="date" office:date-value="2025-10-23T14:33:15" calcext:value-type="date">
            <text:p>2025-10-23T14:33:15</text:p>
          </table:table-cell>
          <table:table-cell office:value-type="float" office:value="14.49" calcext:value-type="float">
            <text:p>14.49</text:p>
          </table:table-cell>
          <table:table-cell office:value-type="float" office:value="0.13" calcext:value-type="float">
            <text:p>0.13</text:p>
          </table:table-cell>
          <table:table-cell table:formula="of:=[.C9]-0.11*[.F9]" office:value-type="float" office:value="14.754794367751" calcext:value-type="float">
            <text:p>14.754794367751</text:p>
          </table:table-cell>
          <table:table-cell table:formula="of:=10^(-0.4*[.J9])" office:value-type="float" office:value="0.00000125337853521422" calcext:value-type="float">
            <text:p>1.25337853521422E-06</text:p>
          </table:table-cell>
        </table:table-row>
        <table:table-row table:style-name="ro1">
          <table:table-cell office:value-type="float" office:value="302.9586" calcext:value-type="float">
            <text:p>302.9586</text:p>
          </table:table-cell>
          <table:table-cell office:value-type="float" office:value="34.4174" calcext:value-type="float">
            <text:p>34.4174</text:p>
          </table:table-cell>
          <table:table-cell office:value-type="float" office:value="14.8029664619446" calcext:value-type="float">
            <text:p>14.8029664619446</text:p>
          </table:table-cell>
          <table:table-cell table:formula="of:=10^(-0.4*[.C10])" office:value-type="float" office:value="0.00000119898407615451" calcext:value-type="float">
            <text:p>1.19898407615451E-06</text:p>
          </table:table-cell>
          <table:table-cell office:value-type="float" office:value="0.0723942407507033" calcext:value-type="float">
            <text:p>0.0723942407507033</text:p>
          </table:table-cell>
          <table:table-cell office:value-type="float" office:value="1.19674894729516" calcext:value-type="float">
            <text:p>1.19674894729516</text:p>
          </table:table-cell>
          <table:table-cell office:value-type="date" office:date-value="2025-10-24T15:32:45" calcext:value-type="date">
            <text:p>2025-10-24T15:32:45</text:p>
          </table:table-cell>
          <table:table-cell table:number-columns-repeated="2"/>
          <table:table-cell table:formula="of:=[.C10]-0.11*[.F10]" office:value-type="float" office:value="14.6713240777421" calcext:value-type="float">
            <text:p>14.6713240777421</text:p>
          </table:table-cell>
          <table:table-cell table:formula="of:=10^(-0.4*[.J10])" office:value-type="float" office:value="0.00000135353773818317" calcext:value-type="float">
            <text:p>1.35353773818317E-06</text:p>
          </table:table-cell>
        </table:table-row>
        <table:table-row table:style-name="ro1">
          <table:table-cell office:value-type="float" office:value="302.9586" calcext:value-type="float">
            <text:p>302.9586</text:p>
          </table:table-cell>
          <table:table-cell office:value-type="float" office:value="34.4174" calcext:value-type="float">
            <text:p>34.4174</text:p>
          </table:table-cell>
          <table:table-cell office:value-type="float" office:value="14.8159425796509" calcext:value-type="float">
            <text:p>14.8159425796509</text:p>
          </table:table-cell>
          <table:table-cell table:formula="of:=10^(-0.4*[.C11])" office:value-type="float" office:value="0.00000118473977218596" calcext:value-type="float">
            <text:p>1.18473977218596E-06</text:p>
          </table:table-cell>
          <table:table-cell office:value-type="float" office:value="0.0868882015924" calcext:value-type="float">
            <text:p>0.0868882015924</text:p>
          </table:table-cell>
          <table:table-cell office:value-type="float" office:value="1.01981166768039" calcext:value-type="float">
            <text:p>1.01981166768039</text:p>
          </table:table-cell>
          <table:table-cell office:value-type="date" office:date-value="2025-10-26T13:00:50" calcext:value-type="date">
            <text:p>2025-10-26T13:00:50</text:p>
          </table:table-cell>
          <table:table-cell office:value-type="float" office:value="14.305" calcext:value-type="float">
            <text:p>14.305</text:p>
          </table:table-cell>
          <table:table-cell office:value-type="float" office:value="0.069" calcext:value-type="float">
            <text:p>0.069</text:p>
          </table:table-cell>
          <table:table-cell table:formula="of:=[.C11]-0.11*[.F11]" office:value-type="float" office:value="14.7037632962061" calcext:value-type="float">
            <text:p>14.7037632962061</text:p>
          </table:table-cell>
          <table:table-cell table:formula="of:=10^(-0.4*[.J11])" office:value-type="float" office:value="0.00000131369540700821" calcext:value-type="float">
            <text:p>1.31369540700821E-06</text:p>
          </table:table-cell>
        </table:table-row>
        <table:table-row table:style-name="ro1">
          <table:table-cell office:value-type="float" office:value="302.9586" calcext:value-type="float">
            <text:p>302.9586</text:p>
          </table:table-cell>
          <table:table-cell office:value-type="float" office:value="34.4174" calcext:value-type="float">
            <text:p>34.4174</text:p>
          </table:table-cell>
          <table:table-cell office:value-type="float" office:value="14.7829195098877" calcext:value-type="float">
            <text:p>14.7829195098877</text:p>
          </table:table-cell>
          <table:table-cell table:formula="of:=10^(-0.4*[.C12])" office:value-type="float" office:value="0.00000122132766887721" calcext:value-type="float">
            <text:p>1.22132766887721E-06</text:p>
          </table:table-cell>
          <table:table-cell office:value-type="float" office:value="0.0680624596029495" calcext:value-type="float">
            <text:p>0.0680624596029495</text:p>
          </table:table-cell>
          <table:table-cell office:value-type="float" office:value="1.4496932409203" calcext:value-type="float">
            <text:p>1.4496932409203</text:p>
          </table:table-cell>
          <table:table-cell office:value-type="date" office:date-value="2025-10-27T17:32:41" calcext:value-type="date">
            <text:p>2025-10-27T17:32:41</text:p>
          </table:table-cell>
          <table:table-cell office:value-type="float" office:value="14.213" calcext:value-type="float">
            <text:p>14.213</text:p>
          </table:table-cell>
          <table:table-cell office:value-type="float" office:value="0.043" calcext:value-type="float">
            <text:p>0.043</text:p>
          </table:table-cell>
          <table:table-cell table:formula="of:=[.C12]-0.11*[.F12]" office:value-type="float" office:value="14.6234532533865" calcext:value-type="float">
            <text:p>14.6234532533865</text:p>
          </table:table-cell>
          <table:table-cell table:formula="of:=10^(-0.4*[.J12])" office:value-type="float" office:value="0.00000141455128853225" calcext:value-type="float">
            <text:p>1.41455128853225E-06</text:p>
          </table:table-cell>
        </table:table-row>
        <table:table-row table:style-name="ro1">
          <table:table-cell office:value-type="float" office:value="302.9586" calcext:value-type="float">
            <text:p>302.9586</text:p>
          </table:table-cell>
          <table:table-cell office:value-type="float" office:value="34.4174" calcext:value-type="float">
            <text:p>34.4174</text:p>
          </table:table-cell>
          <table:table-cell office:value-type="float" office:value="14.8307244155884" calcext:value-type="float">
            <text:p>14.8307244155884</text:p>
          </table:table-cell>
          <table:table-cell table:formula="of:=10^(-0.4*[.C13])" office:value-type="float" office:value="0.00000116871934793329" calcext:value-type="float">
            <text:p>1.16871934793329E-06</text:p>
          </table:table-cell>
          <table:table-cell office:value-type="float" office:value="0.124205533672038" calcext:value-type="float">
            <text:p>0.124205533672038</text:p>
          </table:table-cell>
          <table:table-cell office:value-type="float" office:value="1.55452736441822" calcext:value-type="float">
            <text:p>1.55452736441822</text:p>
          </table:table-cell>
          <table:table-cell office:value-type="date" office:date-value="2025-10-27T17:42:44" calcext:value-type="date">
            <text:p>2025-10-27T17:42:44</text:p>
          </table:table-cell>
          <table:table-cell office:value-type="float" office:value="14.129" calcext:value-type="float">
            <text:p>14.129</text:p>
          </table:table-cell>
          <table:table-cell office:value-type="float" office:value="0.09" calcext:value-type="float">
            <text:p>0.09</text:p>
          </table:table-cell>
          <table:table-cell table:formula="of:=[.C13]-0.11*[.F13]" office:value-type="float" office:value="14.6597264055024" calcext:value-type="float">
            <text:p>14.6597264055024</text:p>
          </table:table-cell>
          <table:table-cell table:formula="of:=10^(-0.4*[.J13])" office:value-type="float" office:value="0.00000136807352279845" calcext:value-type="float">
            <text:p>1.36807352279845E-0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formula="of:=-2.5*LOG10([.D15])" office:value-type="float" office:value="14.8266473286177" calcext:value-type="float">
            <text:p>14.8266473286177</text:p>
          </table:table-cell>
          <table:table-cell table:formula="of:=AVERAGE([.D2:.D13])" office:value-type="float" office:value="0.00000117311629828793" calcext:value-type="float">
            <text:p>1.17311629828793E-06</text:p>
          </table:table-cell>
          <table:table-cell table:number-columns-repeated="2"/>
          <table:table-cell table:style-name="Default"/>
          <table:table-cell table:number-columns-repeated="2"/>
          <table:table-cell table:formula="of:=-2.5*LOG10([.K15])" office:value-type="float" office:value="14.6595362995703" calcext:value-type="float">
            <text:p>14.6595362995703</text:p>
          </table:table-cell>
          <table:table-cell table:formula="of:=AVERAGE([.K2:.K13])" office:value-type="float" office:value="0.00000136831308528294" calcext:value-type="float">
            <text:p>1.36831308528294E-06</text:p>
          </table:table-cell>
        </table:table-row>
        <table:table-row table:style-name="ro1" table:number-rows-repeated="7"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/>
          <table:table-cell office:value-type="string" calcext:value-type="string">
            <text:p>Airmass constant</text:p>
          </table:table-cell>
          <table:table-cell office:value-type="float" office:value="0.11" calcext:value-type="float">
            <text:p>0.11</text:p>
          </table:table-cell>
          <table:table-cell/>
        </table:table-row>
      </table:table>
      <table:table table:name="2" table:style-name="ta1"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PSF_Fit_Mag</text:p>
          </table:table-cell>
          <table:table-cell office:value-type="string" calcext:value-type="string">
            <text:p>Psf flux</text:p>
          </table:table-cell>
          <table:table-cell office:value-type="string" calcext:value-type="string">
            <text:p>PSF_Fit_Mag_Err</text:p>
          </table:table-cell>
          <table:table-cell office:value-type="string" calcext:value-type="string">
            <text:p>AIRMASS</text:p>
          </table:table-cell>
          <table:table-cell table:style-name="Default" office:value-type="string" calcext:value-type="string">
            <text:p>DATE-OBS</text:p>
          </table:table-cell>
          <table:table-cell office:value-type="string" calcext:value-type="string">
            <text:p>Space mag</text:p>
          </table:table-cell>
          <table:table-cell office:value-type="string" calcext:value-type="string">
            <text:p>Space Flux</text:p>
          </table:table-cell>
          <table:table-cell/>
        </table:table-row>
        <table:table-row table:style-name="ro1">
          <table:table-cell office:value-type="float" office:value="302.9686" calcext:value-type="float">
            <text:p>302.9686</text:p>
          </table:table-cell>
          <table:table-cell office:value-type="float" office:value="34.40486" calcext:value-type="float">
            <text:p>34.40486</text:p>
          </table:table-cell>
          <table:table-cell office:value-type="float" office:value="14.8133410820007" calcext:value-type="float">
            <text:p>14.8133410820007</text:p>
          </table:table-cell>
          <table:table-cell table:formula="of:=10^(-0.4*[.C2])" office:value-type="float" office:value="0.00000118758189270152" calcext:value-type="float">
            <text:p>1.18758189270152E-06</text:p>
          </table:table-cell>
          <table:table-cell office:value-type="float" office:value="0.114601233865442" calcext:value-type="float">
            <text:p>0.114601233865442</text:p>
          </table:table-cell>
          <table:table-cell office:value-type="float" office:value="1.13952108710124" calcext:value-type="float">
            <text:p>1.13952108710124</text:p>
          </table:table-cell>
          <table:table-cell office:value-type="date" office:date-value="2025-10-13T15:43:19" calcext:value-type="date">
            <text:p>2025-10-13T15:43:19</text:p>
          </table:table-cell>
          <table:table-cell table:formula="of:=[.C2]-0.11*[.F2]" office:value-type="float" office:value="14.6879937624196" calcext:value-type="float">
            <text:p>14.6879937624196</text:p>
          </table:table-cell>
          <table:table-cell table:formula="of:=10^(-0.4*[.H2])" office:value-type="float" office:value="0.00000133291512183856" calcext:value-type="float">
            <text:p>1.33291512183856E-06</text:p>
          </table:table-cell>
          <table:table-cell/>
        </table:table-row>
        <table:table-row table:style-name="ro1">
          <table:table-cell office:value-type="float" office:value="302.9686" calcext:value-type="float">
            <text:p>302.9686</text:p>
          </table:table-cell>
          <table:table-cell office:value-type="float" office:value="34.40486" calcext:value-type="float">
            <text:p>34.40486</text:p>
          </table:table-cell>
          <table:table-cell office:value-type="float" office:value="14.748828453064" calcext:value-type="float">
            <text:p>14.748828453064</text:p>
          </table:table-cell>
          <table:table-cell table:formula="of:=10^(-0.4*[.C3])" office:value-type="float" office:value="0.00000126028456903461" calcext:value-type="float">
            <text:p>1.26028456903461E-06</text:p>
          </table:table-cell>
          <table:table-cell office:value-type="float" office:value="0.0666764009261387" calcext:value-type="float">
            <text:p>0.0666764009261387</text:p>
          </table:table-cell>
          <table:table-cell office:value-type="float" office:value="2.79778830439046" calcext:value-type="float">
            <text:p>2.79778830439046</text:p>
          </table:table-cell>
          <table:table-cell office:value-type="date" office:date-value="2025-10-15T19:02:31" calcext:value-type="date">
            <text:p>2025-10-15T19:02:31</text:p>
          </table:table-cell>
          <table:table-cell table:formula="of:=[.C3]-0.11*[.F3]" office:value-type="float" office:value="14.4410717395811" calcext:value-type="float">
            <text:p>14.4410717395811</text:p>
          </table:table-cell>
          <table:table-cell table:formula="of:=10^(-0.4*[.H3])" office:value-type="float" office:value="0.00000167329034120334" calcext:value-type="float">
            <text:p>1.67329034120334E-06</text:p>
          </table:table-cell>
          <table:table-cell/>
        </table:table-row>
        <table:table-row table:style-name="ro1">
          <table:table-cell office:value-type="float" office:value="302.9686" calcext:value-type="float">
            <text:p>302.9686</text:p>
          </table:table-cell>
          <table:table-cell office:value-type="float" office:value="34.40486" calcext:value-type="float">
            <text:p>34.40486</text:p>
          </table:table-cell>
          <table:table-cell office:value-type="float" office:value="14.7463141464233" calcext:value-type="float">
            <text:p>14.7463141464233</text:p>
          </table:table-cell>
          <table:table-cell table:formula="of:=10^(-0.4*[.C4])" office:value-type="float" office:value="0.00000126320647005165" calcext:value-type="float">
            <text:p>1.26320647005165E-06</text:p>
          </table:table-cell>
          <table:table-cell office:value-type="float" office:value="0.0605429499081534" calcext:value-type="float">
            <text:p>0.0605429499081534</text:p>
          </table:table-cell>
          <table:table-cell office:value-type="float" office:value="2.83206020759205" calcext:value-type="float">
            <text:p>2.83206020759205</text:p>
          </table:table-cell>
          <table:table-cell office:value-type="date" office:date-value="2025-10-15T19:03:46" calcext:value-type="date">
            <text:p>2025-10-15T19:03:46</text:p>
          </table:table-cell>
          <table:table-cell table:formula="of:=[.C4]-0.11*[.F4]" office:value-type="float" office:value="14.4347875235882" calcext:value-type="float">
            <text:p>14.4347875235882</text:p>
          </table:table-cell>
          <table:table-cell table:formula="of:=10^(-0.4*[.H4])" office:value-type="float" office:value="0.00000168300338925469" calcext:value-type="float">
            <text:p>1.68300338925469E-06</text:p>
          </table:table-cell>
          <table:table-cell/>
        </table:table-row>
        <table:table-row table:style-name="ro1">
          <table:table-cell office:value-type="float" office:value="302.9686" calcext:value-type="float">
            <text:p>302.9686</text:p>
          </table:table-cell>
          <table:table-cell office:value-type="float" office:value="34.40486" calcext:value-type="float">
            <text:p>34.40486</text:p>
          </table:table-cell>
          <table:table-cell office:value-type="float" office:value="14.7847534873962" calcext:value-type="float">
            <text:p>14.7847534873962</text:p>
          </table:table-cell>
          <table:table-cell table:formula="of:=10^(-0.4*[.C5])" office:value-type="float" office:value="0.00000121926639766715" calcext:value-type="float">
            <text:p>1.21926639766715E-06</text:p>
          </table:table-cell>
          <table:table-cell office:value-type="float" office:value="0.0758726055340316" calcext:value-type="float">
            <text:p>0.0758726055340316</text:p>
          </table:table-cell>
          <table:table-cell office:value-type="float" office:value="1.4315697579083" calcext:value-type="float">
            <text:p>1.4315697579083</text:p>
          </table:table-cell>
          <table:table-cell office:value-type="date" office:date-value="2025-10-16T17:48:02" calcext:value-type="date">
            <text:p>2025-10-16T17:48:02</text:p>
          </table:table-cell>
          <table:table-cell table:formula="of:=[.C5]-0.11*[.F5]" office:value-type="float" office:value="14.6272808140263" calcext:value-type="float">
            <text:p>14.6272808140263</text:p>
          </table:table-cell>
          <table:table-cell table:formula="of:=10^(-0.4*[.H5])" office:value-type="float" office:value="0.00000140957333118215" calcext:value-type="float">
            <text:p>1.40957333118215E-06</text:p>
          </table:table-cell>
          <table:table-cell/>
        </table:table-row>
        <table:table-row table:style-name="ro1">
          <table:table-cell office:value-type="float" office:value="302.9686" calcext:value-type="float">
            <text:p>302.9686</text:p>
          </table:table-cell>
          <table:table-cell office:value-type="float" office:value="34.40486" calcext:value-type="float">
            <text:p>34.40486</text:p>
          </table:table-cell>
          <table:table-cell office:value-type="float" office:value="14.8000155220032" calcext:value-type="float">
            <text:p>14.8000155220032</text:p>
          </table:table-cell>
          <table:table-cell table:formula="of:=10^(-0.4*[.C6])" office:value-type="float" office:value="0.00000120224724681533" calcext:value-type="float">
            <text:p>1.20224724681533E-06</text:p>
          </table:table-cell>
          <table:table-cell office:value-type="float" office:value="0.192623861202681" calcext:value-type="float">
            <text:p>0.192623861202681</text:p>
          </table:table-cell>
          <table:table-cell office:value-type="float" office:value="1.08411370226322" calcext:value-type="float">
            <text:p>1.08411370226322</text:p>
          </table:table-cell>
          <table:table-cell office:value-type="date" office:date-value="2025-10-23T14:33:15" calcext:value-type="date">
            <text:p>2025-10-23T14:33:15</text:p>
          </table:table-cell>
          <table:table-cell table:formula="of:=[.C6]-0.11*[.F6]" office:value-type="float" office:value="14.6807630147542" calcext:value-type="float">
            <text:p>14.6807630147542</text:p>
          </table:table-cell>
          <table:table-cell table:formula="of:=10^(-0.4*[.H6])" office:value-type="float" office:value="0.00000134182164769841" calcext:value-type="float">
            <text:p>1.34182164769841E-06</text:p>
          </table:table-cell>
          <table:table-cell/>
        </table:table-row>
        <table:table-row table:style-name="ro1">
          <table:table-cell office:value-type="float" office:value="302.9686" calcext:value-type="float">
            <text:p>302.9686</text:p>
          </table:table-cell>
          <table:table-cell office:value-type="float" office:value="34.40486" calcext:value-type="float">
            <text:p>34.40486</text:p>
          </table:table-cell>
          <table:table-cell office:value-type="float" office:value="14.7411914901733" calcext:value-type="float">
            <text:p>14.7411914901733</text:p>
          </table:table-cell>
          <table:table-cell table:formula="of:=10^(-0.4*[.C7])" office:value-type="float" office:value="0.00000126918053816011" calcext:value-type="float">
            <text:p>1.26918053816011E-06</text:p>
          </table:table-cell>
          <table:table-cell office:value-type="float" office:value="0.0681648204785056" calcext:value-type="float">
            <text:p>0.0681648204785056</text:p>
          </table:table-cell>
          <table:table-cell office:value-type="float" office:value="1.4496932409203" calcext:value-type="float">
            <text:p>1.4496932409203</text:p>
          </table:table-cell>
          <table:table-cell office:value-type="date" office:date-value="2025-10-27T17:32:41" calcext:value-type="date">
            <text:p>2025-10-27T17:32:41</text:p>
          </table:table-cell>
          <table:table-cell table:formula="of:=[.C7]-0.11*[.F7]" office:value-type="float" office:value="14.5817252336721" calcext:value-type="float">
            <text:p>14.5817252336721</text:p>
          </table:table-cell>
          <table:table-cell table:formula="of:=10^(-0.4*[.H7])" office:value-type="float" office:value="0.00000146997485718547" calcext:value-type="float">
            <text:p>1.46997485718547E-06</text:p>
          </table:table-cell>
          <table:table-cell/>
        </table:table-row>
        <table:table-row table:style-name="ro1">
          <table:table-cell office:value-type="float" office:value="302.9686" calcext:value-type="float">
            <text:p>302.9686</text:p>
          </table:table-cell>
          <table:table-cell office:value-type="float" office:value="34.40486" calcext:value-type="float">
            <text:p>34.40486</text:p>
          </table:table-cell>
          <table:table-cell office:value-type="float" office:value="14.7333886001587" calcext:value-type="float">
            <text:p>14.7333886001587</text:p>
          </table:table-cell>
          <table:table-cell table:formula="of:=10^(-0.4*[.C8])" office:value-type="float" office:value="0.00000127833464721476" calcext:value-type="float">
            <text:p>1.27833464721476E-06</text:p>
          </table:table-cell>
          <table:table-cell office:value-type="float" office:value="0.123706060281552" calcext:value-type="float">
            <text:p>0.123706060281552</text:p>
          </table:table-cell>
          <table:table-cell office:value-type="float" office:value="1.55452736441822" calcext:value-type="float">
            <text:p>1.55452736441822</text:p>
          </table:table-cell>
          <table:table-cell office:value-type="date" office:date-value="2025-10-27T17:42:44" calcext:value-type="date">
            <text:p>2025-10-27T17:42:44</text:p>
          </table:table-cell>
          <table:table-cell table:formula="of:=[.C8]-0.11*[.F8]" office:value-type="float" office:value="14.5623905900727" calcext:value-type="float">
            <text:p>14.5623905900727</text:p>
          </table:table-cell>
          <table:table-cell table:formula="of:=10^(-0.4*[.H8])" office:value-type="float" office:value="0.0000014963864397582" calcext:value-type="float">
            <text:p>1.4963864397582E-06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formula="of:=-2.5*LOG10([.D10])" office:value-type="float" office:value="14.7664330583323" calcext:value-type="float">
            <text:p>14.7664330583323</text:p>
          </table:table-cell>
          <table:table-cell table:formula="of:=AVERAGE([.D2:.D8])" office:value-type="float" office:value="0.00000124001453737788" calcext:value-type="float">
            <text:p>1.24001453737788E-06</text:p>
          </table:table-cell>
          <table:table-cell table:number-columns-repeated="2"/>
          <table:table-cell table:style-name="Default"/>
          <table:table-cell table:formula="of:=-2.5*LOG10([.I10])" office:value-type="float" office:value="14.5694348517331" calcext:value-type="float">
            <text:p>14.5694348517331</text:p>
          </table:table-cell>
          <table:table-cell table:formula="of:=AVERAGE([.I2:.I8])" office:value-type="float" office:value="0.00000148670930401726" calcext:value-type="float">
            <text:p>1.48670930401726E-06</text:p>
          </table:table-cell>
          <table:table-cell/>
        </table:table-row>
      </table:table>
      <table:table table:name="Sheet3" table:style-name="ta1">
        <table:table-column table:style-name="co10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PSF_Fit_Mag</text:p>
          </table:table-cell>
          <table:table-cell office:value-type="string" calcext:value-type="string">
            <text:p>Psf flux</text:p>
          </table:table-cell>
          <table:table-cell office:value-type="string" calcext:value-type="string">
            <text:p>PSF_Fit_Mag_Err</text:p>
          </table:table-cell>
          <table:table-cell office:value-type="string" calcext:value-type="string">
            <text:p>AIRMASS</text:p>
          </table:table-cell>
          <table:table-cell table:style-name="Default" office:value-type="string" calcext:value-type="string">
            <text:p>DATE-OBS</text:p>
          </table:table-cell>
          <table:table-cell office:value-type="string" calcext:value-type="string">
            <text:p>Space mag</text:p>
          </table:table-cell>
          <table:table-cell office:value-type="string" calcext:value-type="string">
            <text:p>space flux</text:p>
          </table:table-cell>
        </table:table-row>
        <table:table-row table:style-name="ro1">
          <table:table-cell office:value-type="float" office:value="302.98517" calcext:value-type="float">
            <text:p>302.98517</text:p>
          </table:table-cell>
          <table:table-cell office:value-type="float" office:value="34.40617" calcext:value-type="float">
            <text:p>34.40617</text:p>
          </table:table-cell>
          <table:table-cell office:value-type="float" office:value="14.5069722541809" calcext:value-type="float">
            <text:p>14.5069722541809</text:p>
          </table:table-cell>
          <table:table-cell table:formula="of:=10^(-0.4*[.C2])" office:value-type="float" office:value="0.00000157474811921784" calcext:value-type="float">
            <text:p>1.57474811921784E-06</text:p>
          </table:table-cell>
          <table:table-cell office:value-type="float" office:value="0.114463409006496" calcext:value-type="float">
            <text:p>0.114463409006496</text:p>
          </table:table-cell>
          <table:table-cell office:value-type="float" office:value="1.13952108710124" calcext:value-type="float">
            <text:p>1.13952108710124</text:p>
          </table:table-cell>
          <table:table-cell office:value-type="date" office:date-value="2025-10-13T15:43:19" calcext:value-type="date">
            <text:p>2025-10-13T15:43:19</text:p>
          </table:table-cell>
          <table:table-cell table:formula="of:=[.C2]-0.11*[.F2]" office:value-type="float" office:value="14.3816249345998" calcext:value-type="float">
            <text:p>14.3816249345998</text:p>
          </table:table-cell>
          <table:table-cell table:formula="of:=10^(-0.4*[.H2])" office:value-type="float" office:value="0.000001767461759136" calcext:value-type="float">
            <text:p>1.767461759136E-06</text:p>
          </table:table-cell>
        </table:table-row>
        <table:table-row table:style-name="ro1">
          <table:table-cell office:value-type="float" office:value="302.98517" calcext:value-type="float">
            <text:p>302.98517</text:p>
          </table:table-cell>
          <table:table-cell office:value-type="float" office:value="34.40617" calcext:value-type="float">
            <text:p>34.40617</text:p>
          </table:table-cell>
          <table:table-cell office:value-type="float" office:value="14.4932418289185" calcext:value-type="float">
            <text:p>14.4932418289185</text:p>
          </table:table-cell>
          <table:table-cell table:formula="of:=10^(-0.4*[.C3])" office:value-type="float" office:value="0.00000159478913573155" calcext:value-type="float">
            <text:p>1.59478913573155E-06</text:p>
          </table:table-cell>
          <table:table-cell office:value-type="float" office:value="0.0667429947270611" calcext:value-type="float">
            <text:p>0.0667429947270611</text:p>
          </table:table-cell>
          <table:table-cell office:value-type="float" office:value="2.79778830439046" calcext:value-type="float">
            <text:p>2.79778830439046</text:p>
          </table:table-cell>
          <table:table-cell office:value-type="date" office:date-value="2025-10-15T19:02:31" calcext:value-type="date">
            <text:p>2025-10-15T19:02:31</text:p>
          </table:table-cell>
          <table:table-cell table:formula="of:=[.C3]-0.11*[.F3]" office:value-type="float" office:value="14.1854851154355" calcext:value-type="float">
            <text:p>14.1854851154355</text:p>
          </table:table-cell>
          <table:table-cell table:formula="of:=10^(-0.4*[.H3])" office:value-type="float" office:value="0.0000021174148463309" calcext:value-type="float">
            <text:p>2.1174148463309E-06</text:p>
          </table:table-cell>
        </table:table-row>
        <table:table-row table:style-name="ro1">
          <table:table-cell office:value-type="float" office:value="302.98517" calcext:value-type="float">
            <text:p>302.98517</text:p>
          </table:table-cell>
          <table:table-cell office:value-type="float" office:value="34.40617" calcext:value-type="float">
            <text:p>34.40617</text:p>
          </table:table-cell>
          <table:table-cell office:value-type="float" office:value="14.5045062088013" calcext:value-type="float">
            <text:p>14.5045062088013</text:p>
          </table:table-cell>
          <table:table-cell table:formula="of:=10^(-0.4*[.C4])" office:value-type="float" office:value="0.00000157832892812301" calcext:value-type="float">
            <text:p>1.57832892812301E-06</text:p>
          </table:table-cell>
          <table:table-cell office:value-type="float" office:value="0.0604739890160157" calcext:value-type="float">
            <text:p>0.0604739890160157</text:p>
          </table:table-cell>
          <table:table-cell office:value-type="float" office:value="2.83206020759205" calcext:value-type="float">
            <text:p>2.83206020759205</text:p>
          </table:table-cell>
          <table:table-cell office:value-type="date" office:date-value="2025-10-15T19:03:46" calcext:value-type="date">
            <text:p>2025-10-15T19:03:46</text:p>
          </table:table-cell>
          <table:table-cell table:formula="of:=[.C4]-0.11*[.F4]" office:value-type="float" office:value="14.1929795859662" calcext:value-type="float">
            <text:p>14.1929795859662</text:p>
          </table:table-cell>
          <table:table-cell table:formula="of:=10^(-0.4*[.H4])" office:value-type="float" office:value="0.00000210284937448202" calcext:value-type="float">
            <text:p>2.10284937448202E-06</text:p>
          </table:table-cell>
        </table:table-row>
        <table:table-row table:style-name="ro1">
          <table:table-cell office:value-type="float" office:value="302.98517" calcext:value-type="float">
            <text:p>302.98517</text:p>
          </table:table-cell>
          <table:table-cell office:value-type="float" office:value="34.40617" calcext:value-type="float">
            <text:p>34.40617</text:p>
          </table:table-cell>
          <table:table-cell office:value-type="float" office:value="14.4835998275757" calcext:value-type="float">
            <text:p>14.4835998275757</text:p>
          </table:table-cell>
          <table:table-cell table:formula="of:=10^(-0.4*[.C5])" office:value-type="float" office:value="0.00000160901491164917" calcext:value-type="float">
            <text:p>1.60901491164917E-06</text:p>
          </table:table-cell>
          <table:table-cell office:value-type="float" office:value="0.068579427502911" calcext:value-type="float">
            <text:p>0.068579427502911</text:p>
          </table:table-cell>
          <table:table-cell office:value-type="float" office:value="1.10559709021798" calcext:value-type="float">
            <text:p>1.10559709021798</text:p>
          </table:table-cell>
          <table:table-cell office:value-type="date" office:date-value="2025-10-16T14:53:04" calcext:value-type="date">
            <text:p>2025-10-16T14:53:04</text:p>
          </table:table-cell>
          <table:table-cell table:formula="of:=[.C5]-0.11*[.F5]" office:value-type="float" office:value="14.3619841476517" calcext:value-type="float">
            <text:p>14.3619841476517</text:p>
          </table:table-cell>
          <table:table-cell table:formula="of:=10^(-0.4*[.H5])" office:value-type="float" office:value="0.00000179972579337616" calcext:value-type="float">
            <text:p>1.79972579337616E-06</text:p>
          </table:table-cell>
        </table:table-row>
        <table:table-row table:style-name="ro1">
          <table:table-cell office:value-type="float" office:value="302.98517" calcext:value-type="float">
            <text:p>302.98517</text:p>
          </table:table-cell>
          <table:table-cell office:value-type="float" office:value="34.40617" calcext:value-type="float">
            <text:p>34.40617</text:p>
          </table:table-cell>
          <table:table-cell office:value-type="float" office:value="14.5086619117737" calcext:value-type="float">
            <text:p>14.5086619117737</text:p>
          </table:table-cell>
          <table:table-cell table:formula="of:=10^(-0.4*[.C6])" office:value-type="float" office:value="0.00000157229935147974" calcext:value-type="float">
            <text:p>1.57229935147974E-06</text:p>
          </table:table-cell>
          <table:table-cell office:value-type="float" office:value="0.0757089750912388" calcext:value-type="float">
            <text:p>0.0757089750912388</text:p>
          </table:table-cell>
          <table:table-cell office:value-type="float" office:value="1.4315697579083" calcext:value-type="float">
            <text:p>1.4315697579083</text:p>
          </table:table-cell>
          <table:table-cell office:value-type="date" office:date-value="2025-10-16T17:48:02" calcext:value-type="date">
            <text:p>2025-10-16T17:48:02</text:p>
          </table:table-cell>
          <table:table-cell table:formula="of:=[.C6]-0.11*[.F6]" office:value-type="float" office:value="14.3511892384038" calcext:value-type="float">
            <text:p>14.3511892384038</text:p>
          </table:table-cell>
          <table:table-cell table:formula="of:=10^(-0.4*[.H6])" office:value-type="float" office:value="0.00000181770877859118" calcext:value-type="float">
            <text:p>1.81770877859118E-06</text:p>
          </table:table-cell>
        </table:table-row>
        <table:table-row table:style-name="ro1">
          <table:table-cell office:value-type="float" office:value="302.98517" calcext:value-type="float">
            <text:p>302.98517</text:p>
          </table:table-cell>
          <table:table-cell office:value-type="float" office:value="34.40617" calcext:value-type="float">
            <text:p>34.40617</text:p>
          </table:table-cell>
          <table:table-cell office:value-type="float" office:value="14.583428780365" calcext:value-type="float">
            <text:p>14.583428780365</text:p>
          </table:table-cell>
          <table:table-cell table:formula="of:=10^(-0.4*[.C7])" office:value-type="float" office:value="0.00000146767023911148" calcext:value-type="float">
            <text:p>1.46767023911148E-06</text:p>
          </table:table-cell>
          <table:table-cell office:value-type="float" office:value="0.113462000787662" calcext:value-type="float">
            <text:p>0.113462000787662</text:p>
          </table:table-cell>
          <table:table-cell office:value-type="float" office:value="1.10770845974702" calcext:value-type="float">
            <text:p>1.10770845974702</text:p>
          </table:table-cell>
          <table:table-cell office:value-type="date" office:date-value="2025-10-19T14:21:15" calcext:value-type="date">
            <text:p>2025-10-19T14:21:15</text:p>
          </table:table-cell>
          <table:table-cell table:formula="of:=[.C7]-0.11*[.F7]" office:value-type="float" office:value="14.4615808497928" calcext:value-type="float">
            <text:p>14.4615808497928</text:p>
          </table:table-cell>
          <table:table-cell table:formula="of:=10^(-0.4*[.H7])" office:value-type="float" office:value="0.00000164197923308342" calcext:value-type="float">
            <text:p>1.64197923308342E-06</text:p>
          </table:table-cell>
        </table:table-row>
        <table:table-row table:style-name="ro1">
          <table:table-cell office:value-type="float" office:value="302.98517" calcext:value-type="float">
            <text:p>302.98517</text:p>
          </table:table-cell>
          <table:table-cell office:value-type="float" office:value="34.40617" calcext:value-type="float">
            <text:p>34.40617</text:p>
          </table:table-cell>
          <table:table-cell office:value-type="float" office:value="14.5451341468811" calcext:value-type="float">
            <text:p>14.5451341468811</text:p>
          </table:table-cell>
          <table:table-cell table:formula="of:=10^(-0.4*[.C8])" office:value-type="float" office:value="0.00000152035967184653" calcext:value-type="float">
            <text:p>1.52035967184653E-06</text:p>
          </table:table-cell>
          <table:table-cell office:value-type="float" office:value="0.104242536719222" calcext:value-type="float">
            <text:p>0.104242536719222</text:p>
          </table:table-cell>
          <table:table-cell office:value-type="float" office:value="1.16802159530228" calcext:value-type="float">
            <text:p>1.16802159530228</text:p>
          </table:table-cell>
          <table:table-cell office:value-type="date" office:date-value="2025-10-20T13:59:25" calcext:value-type="date">
            <text:p>2025-10-20T13:59:25</text:p>
          </table:table-cell>
          <table:table-cell table:formula="of:=[.C8]-0.11*[.F8]" office:value-type="float" office:value="14.4166517713978" calcext:value-type="float">
            <text:p>14.4166517713978</text:p>
          </table:table-cell>
          <table:table-cell table:formula="of:=10^(-0.4*[.H8])" office:value-type="float" office:value="0.00000171135178212067" calcext:value-type="float">
            <text:p>1.71135178212067E-06</text:p>
          </table:table-cell>
        </table:table-row>
        <table:table-row table:style-name="ro1">
          <table:table-cell office:value-type="float" office:value="302.98517" calcext:value-type="float">
            <text:p>302.98517</text:p>
          </table:table-cell>
          <table:table-cell office:value-type="float" office:value="34.40617" calcext:value-type="float">
            <text:p>34.40617</text:p>
          </table:table-cell>
          <table:table-cell office:value-type="float" office:value="14.4798398742676" calcext:value-type="float">
            <text:p>14.4798398742676</text:p>
          </table:table-cell>
          <table:table-cell table:formula="of:=10^(-0.4*[.C9])" office:value-type="float" office:value="0.00000161459666200162" calcext:value-type="float">
            <text:p>1.61459666200162E-06</text:p>
          </table:table-cell>
          <table:table-cell office:value-type="float" office:value="0.191456110535312" calcext:value-type="float">
            <text:p>0.191456110535312</text:p>
          </table:table-cell>
          <table:table-cell office:value-type="float" office:value="1.08411370226322" calcext:value-type="float">
            <text:p>1.08411370226322</text:p>
          </table:table-cell>
          <table:table-cell office:value-type="date" office:date-value="2025-10-23T14:33:15" calcext:value-type="date">
            <text:p>2025-10-23T14:33:15</text:p>
          </table:table-cell>
          <table:table-cell table:formula="of:=[.C9]-0.11*[.F9]" office:value-type="float" office:value="14.3605873670186" calcext:value-type="float">
            <text:p>14.3605873670186</text:p>
          </table:table-cell>
          <table:table-cell table:formula="of:=10^(-0.4*[.H9])" office:value-type="float" office:value="0.00000180204259906961" calcext:value-type="float">
            <text:p>1.80204259906961E-06</text:p>
          </table:table-cell>
        </table:table-row>
        <table:table-row table:style-name="ro1">
          <table:table-cell office:value-type="float" office:value="302.98517" calcext:value-type="float">
            <text:p>302.98517</text:p>
          </table:table-cell>
          <table:table-cell office:value-type="float" office:value="34.40617" calcext:value-type="float">
            <text:p>34.40617</text:p>
          </table:table-cell>
          <table:table-cell office:value-type="float" office:value="14.5186437232971" calcext:value-type="float">
            <text:p>14.5186437232971</text:p>
          </table:table-cell>
          <table:table-cell table:formula="of:=10^(-0.4*[.C10])" office:value-type="float" office:value="0.00000155791052259976" calcext:value-type="float">
            <text:p>1.55791052259976E-06</text:p>
          </table:table-cell>
          <table:table-cell office:value-type="float" office:value="0.0722257601221342" calcext:value-type="float">
            <text:p>0.0722257601221342</text:p>
          </table:table-cell>
          <table:table-cell office:value-type="float" office:value="1.19674894729516" calcext:value-type="float">
            <text:p>1.19674894729516</text:p>
          </table:table-cell>
          <table:table-cell office:value-type="date" office:date-value="2025-10-24T15:32:45" calcext:value-type="date">
            <text:p>2025-10-24T15:32:45</text:p>
          </table:table-cell>
          <table:table-cell table:formula="of:=[.C10]-0.11*[.F10]" office:value-type="float" office:value="14.3870013390946" calcext:value-type="float">
            <text:p>14.3870013390946</text:p>
          </table:table-cell>
          <table:table-cell table:formula="of:=10^(-0.4*[.H10])" office:value-type="float" office:value="0.00000175873118500008" calcext:value-type="float">
            <text:p>1.75873118500008E-06</text:p>
          </table:table-cell>
        </table:table-row>
        <table:table-row table:style-name="ro1">
          <table:table-cell office:value-type="float" office:value="302.98517" calcext:value-type="float">
            <text:p>302.98517</text:p>
          </table:table-cell>
          <table:table-cell office:value-type="float" office:value="34.40617" calcext:value-type="float">
            <text:p>34.40617</text:p>
          </table:table-cell>
          <table:table-cell office:value-type="float" office:value="14.5033596099854" calcext:value-type="float">
            <text:p>14.5033596099854</text:p>
          </table:table-cell>
          <table:table-cell table:formula="of:=10^(-0.4*[.C11])" office:value-type="float" office:value="0.00000157999661313407" calcext:value-type="float">
            <text:p>1.57999661313407E-06</text:p>
          </table:table-cell>
          <table:table-cell office:value-type="float" office:value="0.0868736472358683" calcext:value-type="float">
            <text:p>0.0868736472358683</text:p>
          </table:table-cell>
          <table:table-cell office:value-type="float" office:value="1.01981166768039" calcext:value-type="float">
            <text:p>1.01981166768039</text:p>
          </table:table-cell>
          <table:table-cell office:value-type="date" office:date-value="2025-10-26T13:00:50" calcext:value-type="date">
            <text:p>2025-10-26T13:00:50</text:p>
          </table:table-cell>
          <table:table-cell table:formula="of:=[.C11]-0.11*[.F11]" office:value-type="float" office:value="14.3911803265406" calcext:value-type="float">
            <text:p>14.3911803265406</text:p>
          </table:table-cell>
          <table:table-cell table:formula="of:=10^(-0.4*[.H11])" office:value-type="float" office:value="0.00000175197485767952" calcext:value-type="float">
            <text:p>1.75197485767952E-06</text:p>
          </table:table-cell>
        </table:table-row>
        <table:table-row table:style-name="ro1">
          <table:table-cell office:value-type="float" office:value="302.98517" calcext:value-type="float">
            <text:p>302.98517</text:p>
          </table:table-cell>
          <table:table-cell office:value-type="float" office:value="34.40617" calcext:value-type="float">
            <text:p>34.40617</text:p>
          </table:table-cell>
          <table:table-cell office:value-type="float" office:value="14.4970594482422" calcext:value-type="float">
            <text:p>14.4970594482422</text:p>
          </table:table-cell>
          <table:table-cell table:formula="of:=10^(-0.4*[.C12])" office:value-type="float" office:value="0.00000158919145314261" calcext:value-type="float">
            <text:p>1.58919145314261E-06</text:p>
          </table:table-cell>
          <table:table-cell office:value-type="float" office:value="0.0682467964693713" calcext:value-type="float">
            <text:p>0.0682467964693713</text:p>
          </table:table-cell>
          <table:table-cell office:value-type="float" office:value="1.4496932409203" calcext:value-type="float">
            <text:p>1.4496932409203</text:p>
          </table:table-cell>
          <table:table-cell office:value-type="date" office:date-value="2025-10-27T17:32:41" calcext:value-type="date">
            <text:p>2025-10-27T17:32:41</text:p>
          </table:table-cell>
          <table:table-cell table:formula="of:=[.C12]-0.11*[.F12]" office:value-type="float" office:value="14.337593191741" calcext:value-type="float">
            <text:p>14.337593191741</text:p>
          </table:table-cell>
          <table:table-cell table:formula="of:=10^(-0.4*[.H12])" office:value-type="float" office:value="0.0000018406140096981" calcext:value-type="float">
            <text:p>1.8406140096981E-06</text:p>
          </table:table-cell>
        </table:table-row>
        <table:table-row table:style-name="ro1">
          <table:table-cell office:value-type="float" office:value="302.98517" calcext:value-type="float">
            <text:p>302.98517</text:p>
          </table:table-cell>
          <table:table-cell office:value-type="float" office:value="34.40617" calcext:value-type="float">
            <text:p>34.40617</text:p>
          </table:table-cell>
          <table:table-cell office:value-type="float" office:value="14.4511362884521" calcext:value-type="float">
            <text:p>14.4511362884521</text:p>
          </table:table-cell>
          <table:table-cell table:formula="of:=10^(-0.4*[.C13])" office:value-type="float" office:value="0.00000165785095814498" calcext:value-type="float">
            <text:p>1.65785095814498E-06</text:p>
          </table:table-cell>
          <table:table-cell office:value-type="float" office:value="0.124129636053194" calcext:value-type="float">
            <text:p>0.124129636053194</text:p>
          </table:table-cell>
          <table:table-cell office:value-type="float" office:value="1.55452736441822" calcext:value-type="float">
            <text:p>1.55452736441822</text:p>
          </table:table-cell>
          <table:table-cell office:value-type="date" office:date-value="2025-10-27T17:42:44" calcext:value-type="date">
            <text:p>2025-10-27T17:42:44</text:p>
          </table:table-cell>
          <table:table-cell table:formula="of:=[.C13]-0.11*[.F13]" office:value-type="float" office:value="14.2801382783661" calcext:value-type="float">
            <text:p>14.2801382783661</text:p>
          </table:table-cell>
          <table:table-cell table:formula="of:=10^(-0.4*[.H13])" office:value-type="float" office:value="0.0000019406387038898" calcext:value-type="float">
            <text:p>1.9406387038898E-0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formula="of:=-2.5*LOG10([.D15])" office:value-type="float" office:value="14.5058364274178" calcext:value-type="float">
            <text:p>14.5058364274178</text:p>
          </table:table-cell>
          <table:table-cell table:formula="of:=AVERAGE([.D2:.D13])" office:value-type="float" office:value="0.0000015763963805152" calcext:value-type="float">
            <text:p>1.5763963805152E-06</text:p>
          </table:table-cell>
          <table:table-cell table:number-columns-repeated="2"/>
          <table:table-cell table:style-name="Default"/>
          <table:table-cell table:formula="of:=-2.5*LOG10([.I15])" office:value-type="float" office:value="14.3393088867013" calcext:value-type="float">
            <text:p>14.3393088867013</text:p>
          </table:table-cell>
          <table:table-cell table:formula="of:=AVERAGE([.I2:.I13])" office:value-type="float" office:value="0.00000183770774353812" calcext:value-type="float">
            <text:p>1.83770774353812E-06</text:p>
          </table:table-cell>
        </table:table-row>
      </table:table>
      <table:table table:name="Sheet4" table:style-name="ta1">
        <table:table-column table:style-name="co10" table:number-columns-repeated="2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ce1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PSF_Fit_Mag</text:p>
          </table:table-cell>
          <table:table-cell office:value-type="string" calcext:value-type="string">
            <text:p>psf flux</text:p>
          </table:table-cell>
          <table:table-cell office:value-type="string" calcext:value-type="string">
            <text:p>PSF_Fit_Mag_Err</text:p>
          </table:table-cell>
          <table:table-cell office:value-type="string" calcext:value-type="string">
            <text:p>AIRMASS</text:p>
          </table:table-cell>
          <table:table-cell table:style-name="Default" office:value-type="string" calcext:value-type="string">
            <text:p>DATE-OBS</text:p>
          </table:table-cell>
          <table:table-cell office:value-type="string" calcext:value-type="string">
            <text:p>space mag</text:p>
          </table:table-cell>
          <table:table-cell office:value-type="string" calcext:value-type="string">
            <text:p>space flux</text:p>
          </table:table-cell>
        </table:table-row>
        <table:table-row table:style-name="ro1">
          <table:table-cell office:value-type="float" office:value="302.98506" calcext:value-type="float">
            <text:p>302.98506</text:p>
          </table:table-cell>
          <table:table-cell office:value-type="float" office:value="34.39947" calcext:value-type="float">
            <text:p>34.39947</text:p>
          </table:table-cell>
          <table:table-cell office:value-type="float" office:value="14.3830861457825" calcext:value-type="float">
            <text:p>14.3830861457825</text:p>
          </table:table-cell>
          <table:table-cell table:formula="of:=10^(-0.4*[.C2])" office:value-type="float" office:value="0.00000176508466443476" calcext:value-type="float">
            <text:p>1.76508466443476E-06</text:p>
          </table:table-cell>
          <table:table-cell office:value-type="float" office:value="0.114408665543502" calcext:value-type="float">
            <text:p>0.114408665543502</text:p>
          </table:table-cell>
          <table:table-cell office:value-type="float" office:value="1.13952108710124" calcext:value-type="float">
            <text:p>1.13952108710124</text:p>
          </table:table-cell>
          <table:table-cell office:value-type="date" office:date-value="2025-10-13T15:43:19" calcext:value-type="date">
            <text:p>2025-10-13T15:43:19</text:p>
          </table:table-cell>
          <table:table-cell table:formula="of:=[.C2]-0.11*[.F2]" office:value-type="float" office:value="14.2577388262014" calcext:value-type="float">
            <text:p>14.2577388262014</text:p>
          </table:table-cell>
          <table:table-cell table:formula="of:=10^(-0.4*[.H2])" office:value-type="float" office:value="0.00000198109120306515" calcext:value-type="float">
            <text:p>1.98109120306515E-06</text:p>
          </table:table-cell>
        </table:table-row>
        <table:table-row table:style-name="ro1">
          <table:table-cell office:value-type="float" office:value="302.98506" calcext:value-type="float">
            <text:p>302.98506</text:p>
          </table:table-cell>
          <table:table-cell office:value-type="float" office:value="34.39947" calcext:value-type="float">
            <text:p>34.39947</text:p>
          </table:table-cell>
          <table:table-cell office:value-type="float" office:value="14.3903003158569" calcext:value-type="float">
            <text:p>14.3903003158569</text:p>
          </table:table-cell>
          <table:table-cell table:formula="of:=10^(-0.4*[.C3])" office:value-type="float" office:value="0.0000017533954436068" calcext:value-type="float">
            <text:p>1.7533954436068E-06</text:p>
          </table:table-cell>
          <table:table-cell office:value-type="float" office:value="0.0667599064101203" calcext:value-type="float">
            <text:p>0.0667599064101203</text:p>
          </table:table-cell>
          <table:table-cell office:value-type="float" office:value="2.79778830439046" calcext:value-type="float">
            <text:p>2.79778830439046</text:p>
          </table:table-cell>
          <table:table-cell office:value-type="date" office:date-value="2025-10-15T19:02:31" calcext:value-type="date">
            <text:p>2025-10-15T19:02:31</text:p>
          </table:table-cell>
          <table:table-cell table:formula="of:=[.C3]-0.11*[.F3]" office:value-type="float" office:value="14.082543602374" calcext:value-type="float">
            <text:p>14.082543602374</text:p>
          </table:table-cell>
          <table:table-cell table:formula="of:=10^(-0.4*[.H3])" office:value-type="float" office:value="0.00000232799776509573" calcext:value-type="float">
            <text:p>2.32799776509573E-06</text:p>
          </table:table-cell>
        </table:table-row>
        <table:table-row table:style-name="ro1">
          <table:table-cell office:value-type="float" office:value="302.98506" calcext:value-type="float">
            <text:p>302.98506</text:p>
          </table:table-cell>
          <table:table-cell office:value-type="float" office:value="34.39947" calcext:value-type="float">
            <text:p>34.39947</text:p>
          </table:table-cell>
          <table:table-cell office:value-type="float" office:value="14.4060679458618" calcext:value-type="float">
            <text:p>14.4060679458618</text:p>
          </table:table-cell>
          <table:table-cell table:formula="of:=10^(-0.4*[.C4])" office:value-type="float" office:value="0.00000172811572330373" calcext:value-type="float">
            <text:p>1.72811572330373E-06</text:p>
          </table:table-cell>
          <table:table-cell office:value-type="float" office:value="0.0604774701242075" calcext:value-type="float">
            <text:p>0.0604774701242075</text:p>
          </table:table-cell>
          <table:table-cell office:value-type="float" office:value="2.83206020759205" calcext:value-type="float">
            <text:p>2.83206020759205</text:p>
          </table:table-cell>
          <table:table-cell office:value-type="date" office:date-value="2025-10-15T19:03:46" calcext:value-type="date">
            <text:p>2025-10-15T19:03:46</text:p>
          </table:table-cell>
          <table:table-cell table:formula="of:=[.C4]-0.11*[.F4]" office:value-type="float" office:value="14.0945413230267" calcext:value-type="float">
            <text:p>14.0945413230267</text:p>
          </table:table-cell>
          <table:table-cell table:formula="of:=10^(-0.4*[.H4])" office:value-type="float" office:value="0.00000230241428325298" calcext:value-type="float">
            <text:p>2.30241428325298E-06</text:p>
          </table:table-cell>
        </table:table-row>
        <table:table-row table:style-name="ro1">
          <table:table-cell office:value-type="float" office:value="302.98506" calcext:value-type="float">
            <text:p>302.98506</text:p>
          </table:table-cell>
          <table:table-cell office:value-type="float" office:value="34.39947" calcext:value-type="float">
            <text:p>34.39947</text:p>
          </table:table-cell>
          <table:table-cell office:value-type="float" office:value="14.3905870178223" calcext:value-type="float">
            <text:p>14.3905870178223</text:p>
          </table:table-cell>
          <table:table-cell table:formula="of:=10^(-0.4*[.C5])" office:value-type="float" office:value="0.00000175293249915387" calcext:value-type="float">
            <text:p>1.75293249915387E-06</text:p>
          </table:table-cell>
          <table:table-cell office:value-type="float" office:value="0.0687164372753491" calcext:value-type="float">
            <text:p>0.0687164372753491</text:p>
          </table:table-cell>
          <table:table-cell office:value-type="float" office:value="1.10559709021798" calcext:value-type="float">
            <text:p>1.10559709021798</text:p>
          </table:table-cell>
          <table:table-cell office:value-type="date" office:date-value="2025-10-16T14:53:04" calcext:value-type="date">
            <text:p>2025-10-16T14:53:04</text:p>
          </table:table-cell>
          <table:table-cell table:formula="of:=[.C5]-0.11*[.F5]" office:value-type="float" office:value="14.2689713378983" calcext:value-type="float">
            <text:p>14.2689713378983</text:p>
          </table:table-cell>
          <table:table-cell table:formula="of:=10^(-0.4*[.H5])" office:value-type="float" office:value="0.0000019607014266518" calcext:value-type="float">
            <text:p>1.9607014266518E-06</text:p>
          </table:table-cell>
        </table:table-row>
        <table:table-row table:style-name="ro1">
          <table:table-cell office:value-type="float" office:value="302.98506" calcext:value-type="float">
            <text:p>302.98506</text:p>
          </table:table-cell>
          <table:table-cell office:value-type="float" office:value="34.39947" calcext:value-type="float">
            <text:p>34.39947</text:p>
          </table:table-cell>
          <table:table-cell office:value-type="float" office:value="14.4050394752502" calcext:value-type="float">
            <text:p>14.4050394752502</text:p>
          </table:table-cell>
          <table:table-cell table:formula="of:=10^(-0.4*[.C6])" office:value-type="float" office:value="0.00000172975346761036" calcext:value-type="float">
            <text:p>1.72975346761036E-06</text:p>
          </table:table-cell>
          <table:table-cell office:value-type="float" office:value="0.0764369749026521" calcext:value-type="float">
            <text:p>0.0764369749026521</text:p>
          </table:table-cell>
          <table:table-cell office:value-type="float" office:value="1.4315697579083" calcext:value-type="float">
            <text:p>1.4315697579083</text:p>
          </table:table-cell>
          <table:table-cell office:value-type="date" office:date-value="2025-10-16T17:48:02" calcext:value-type="date">
            <text:p>2025-10-16T17:48:02</text:p>
          </table:table-cell>
          <table:table-cell table:formula="of:=[.C6]-0.11*[.F6]" office:value-type="float" office:value="14.2475668018803" calcext:value-type="float">
            <text:p>14.2475668018803</text:p>
          </table:table-cell>
          <table:table-cell table:formula="of:=10^(-0.4*[.H6])" office:value-type="float" office:value="0.00000199973882830568" calcext:value-type="float">
            <text:p>1.99973882830568E-06</text:p>
          </table:table-cell>
        </table:table-row>
        <table:table-row table:style-name="ro1">
          <table:table-cell office:value-type="float" office:value="302.98506" calcext:value-type="float">
            <text:p>302.98506</text:p>
          </table:table-cell>
          <table:table-cell office:value-type="float" office:value="34.39947" calcext:value-type="float">
            <text:p>34.39947</text:p>
          </table:table-cell>
          <table:table-cell office:value-type="float" office:value="14.512796799469" calcext:value-type="float">
            <text:p>14.512796799469</text:p>
          </table:table-cell>
          <table:table-cell table:formula="of:=10^(-0.4*[.C7])" office:value-type="float" office:value="0.00000156632283778876" calcext:value-type="float">
            <text:p>1.56632283778876E-06</text:p>
          </table:table-cell>
          <table:table-cell office:value-type="float" office:value="0.11349610728358" calcext:value-type="float">
            <text:p>0.11349610728358</text:p>
          </table:table-cell>
          <table:table-cell office:value-type="float" office:value="1.10770845974702" calcext:value-type="float">
            <text:p>1.10770845974702</text:p>
          </table:table-cell>
          <table:table-cell office:value-type="date" office:date-value="2025-10-19T14:21:15" calcext:value-type="date">
            <text:p>2025-10-19T14:21:15</text:p>
          </table:table-cell>
          <table:table-cell table:formula="of:=[.C7]-0.11*[.F7]" office:value-type="float" office:value="14.3909488688968" calcext:value-type="float">
            <text:p>14.3909488688968</text:p>
          </table:table-cell>
          <table:table-cell table:formula="of:=10^(-0.4*[.H7])" office:value-type="float" office:value="0.00000175234838413733" calcext:value-type="float">
            <text:p>1.75234838413733E-06</text:p>
          </table:table-cell>
        </table:table-row>
        <table:table-row table:style-name="ro1">
          <table:table-cell office:value-type="float" office:value="302.98506" calcext:value-type="float">
            <text:p>302.98506</text:p>
          </table:table-cell>
          <table:table-cell office:value-type="float" office:value="34.39947" calcext:value-type="float">
            <text:p>34.39947</text:p>
          </table:table-cell>
          <table:table-cell office:value-type="float" office:value="14.4700303871155" calcext:value-type="float">
            <text:p>14.4700303871155</text:p>
          </table:table-cell>
          <table:table-cell table:formula="of:=10^(-0.4*[.C8])" office:value-type="float" office:value="0.00000162925043324487" calcext:value-type="float">
            <text:p>1.62925043324487E-06</text:p>
          </table:table-cell>
          <table:table-cell office:value-type="float" office:value="0.10424712167235" calcext:value-type="float">
            <text:p>0.10424712167235</text:p>
          </table:table-cell>
          <table:table-cell office:value-type="float" office:value="1.16802159530228" calcext:value-type="float">
            <text:p>1.16802159530228</text:p>
          </table:table-cell>
          <table:table-cell office:value-type="date" office:date-value="2025-10-20T13:59:25" calcext:value-type="date">
            <text:p>2025-10-20T13:59:25</text:p>
          </table:table-cell>
          <table:table-cell table:formula="of:=[.C8]-0.11*[.F8]" office:value-type="float" office:value="14.3415480116322" calcext:value-type="float">
            <text:p>14.3415480116322</text:p>
          </table:table-cell>
          <table:table-cell table:formula="of:=10^(-0.4*[.H8])" office:value-type="float" office:value="0.00000183392172529023" calcext:value-type="float">
            <text:p>1.83392172529023E-06</text:p>
          </table:table-cell>
        </table:table-row>
        <table:table-row table:style-name="ro1">
          <table:table-cell office:value-type="float" office:value="302.98506" calcext:value-type="float">
            <text:p>302.98506</text:p>
          </table:table-cell>
          <table:table-cell office:value-type="float" office:value="34.39947" calcext:value-type="float">
            <text:p>34.39947</text:p>
          </table:table-cell>
          <table:table-cell office:value-type="float" office:value="14.3226962814331" calcext:value-type="float">
            <text:p>14.3226962814331</text:p>
          </table:table-cell>
          <table:table-cell table:formula="of:=10^(-0.4*[.C9])" office:value-type="float" office:value="0.00000186604231370071" calcext:value-type="float">
            <text:p>1.86604231370071E-06</text:p>
          </table:table-cell>
          <table:table-cell office:value-type="float" office:value="0.191311243824583" calcext:value-type="float">
            <text:p>0.191311243824583</text:p>
          </table:table-cell>
          <table:table-cell office:value-type="float" office:value="1.08411370226322" calcext:value-type="float">
            <text:p>1.08411370226322</text:p>
          </table:table-cell>
          <table:table-cell office:value-type="date" office:date-value="2025-10-23T14:33:15" calcext:value-type="date">
            <text:p>2025-10-23T14:33:15</text:p>
          </table:table-cell>
          <table:table-cell table:formula="of:=[.C9]-0.11*[.F9]" office:value-type="float" office:value="14.2034437741841" calcext:value-type="float">
            <text:p>14.2034437741841</text:p>
          </table:table-cell>
          <table:table-cell table:formula="of:=10^(-0.4*[.H9])" office:value-type="float" office:value="0.0000020826797305442" calcext:value-type="float">
            <text:p>2.0826797305442E-06</text:p>
          </table:table-cell>
        </table:table-row>
        <table:table-row table:style-name="ro1">
          <table:table-cell office:value-type="float" office:value="302.98506" calcext:value-type="float">
            <text:p>302.98506</text:p>
          </table:table-cell>
          <table:table-cell office:value-type="float" office:value="34.39947" calcext:value-type="float">
            <text:p>34.39947</text:p>
          </table:table-cell>
          <table:table-cell office:value-type="float" office:value="14.4255269630432" calcext:value-type="float">
            <text:p>14.4255269630432</text:p>
          </table:table-cell>
          <table:table-cell table:formula="of:=10^(-0.4*[.C10])" office:value-type="float" office:value="0.00000169741960836952" calcext:value-type="float">
            <text:p>1.69741960836952E-06</text:p>
          </table:table-cell>
          <table:table-cell office:value-type="float" office:value="0.0726601302892294" calcext:value-type="float">
            <text:p>0.0726601302892294</text:p>
          </table:table-cell>
          <table:table-cell office:value-type="float" office:value="1.19674894729516" calcext:value-type="float">
            <text:p>1.19674894729516</text:p>
          </table:table-cell>
          <table:table-cell office:value-type="date" office:date-value="2025-10-24T15:32:45" calcext:value-type="date">
            <text:p>2025-10-24T15:32:45</text:p>
          </table:table-cell>
          <table:table-cell table:formula="of:=[.C10]-0.11*[.F10]" office:value-type="float" office:value="14.2938845788407" calcext:value-type="float">
            <text:p>14.2938845788407</text:p>
          </table:table-cell>
          <table:table-cell table:formula="of:=10^(-0.4*[.H10])" office:value-type="float" office:value="0.00000191622352886376" calcext:value-type="float">
            <text:p>1.91622352886376E-06</text:p>
          </table:table-cell>
        </table:table-row>
        <table:table-row table:style-name="ro1">
          <table:table-cell office:value-type="float" office:value="302.98506" calcext:value-type="float">
            <text:p>302.98506</text:p>
          </table:table-cell>
          <table:table-cell office:value-type="float" office:value="34.39947" calcext:value-type="float">
            <text:p>34.39947</text:p>
          </table:table-cell>
          <table:table-cell office:value-type="float" office:value="14.4145181716919" calcext:value-type="float">
            <text:p>14.4145181716919</text:p>
          </table:table-cell>
          <table:table-cell table:formula="of:=10^(-0.4*[.C11])" office:value-type="float" office:value="0.00000171471809674742" calcext:value-type="float">
            <text:p>1.71471809674742E-06</text:p>
          </table:table-cell>
          <table:table-cell office:value-type="float" office:value="0.086837812555689" calcext:value-type="float">
            <text:p>0.086837812555689</text:p>
          </table:table-cell>
          <table:table-cell office:value-type="float" office:value="1.01981166768039" calcext:value-type="float">
            <text:p>1.01981166768039</text:p>
          </table:table-cell>
          <table:table-cell office:value-type="date" office:date-value="2025-10-26T13:00:50" calcext:value-type="date">
            <text:p>2025-10-26T13:00:50</text:p>
          </table:table-cell>
          <table:table-cell table:formula="of:=[.C11]-0.11*[.F11]" office:value-type="float" office:value="14.3023388882471" calcext:value-type="float">
            <text:p>14.3023388882471</text:p>
          </table:table-cell>
          <table:table-cell table:formula="of:=10^(-0.4*[.H11])" office:value-type="float" office:value="0.00000190136040073565" calcext:value-type="float">
            <text:p>1.90136040073565E-06</text:p>
          </table:table-cell>
        </table:table-row>
        <table:table-row table:style-name="ro1">
          <table:table-cell office:value-type="float" office:value="302.98506" calcext:value-type="float">
            <text:p>302.98506</text:p>
          </table:table-cell>
          <table:table-cell office:value-type="float" office:value="34.39947" calcext:value-type="float">
            <text:p>34.39947</text:p>
          </table:table-cell>
          <table:table-cell office:value-type="float" office:value="14.3770242767334" calcext:value-type="float">
            <text:p>14.3770242767334</text:p>
          </table:table-cell>
          <table:table-cell table:formula="of:=10^(-0.4*[.C12])" office:value-type="float" office:value="0.0000017749670253307" calcext:value-type="float">
            <text:p>1.7749670253307E-06</text:p>
          </table:table-cell>
          <table:table-cell office:value-type="float" office:value="0.0680127659775967" calcext:value-type="float">
            <text:p>0.0680127659775967</text:p>
          </table:table-cell>
          <table:table-cell office:value-type="float" office:value="1.4496932409203" calcext:value-type="float">
            <text:p>1.4496932409203</text:p>
          </table:table-cell>
          <table:table-cell office:value-type="date" office:date-value="2025-10-27T17:32:41" calcext:value-type="date">
            <text:p>2025-10-27T17:32:41</text:p>
          </table:table-cell>
          <table:table-cell table:formula="of:=[.C12]-0.11*[.F12]" office:value-type="float" office:value="14.2175580202322" calcext:value-type="float">
            <text:p>14.2175580202322</text:p>
          </table:table-cell>
          <table:table-cell table:formula="of:=10^(-0.4*[.H12])" office:value-type="float" office:value="0.00000205578073498654" calcext:value-type="float">
            <text:p>2.05578073498654E-06</text:p>
          </table:table-cell>
        </table:table-row>
        <table:table-row table:style-name="ro1">
          <table:table-cell office:value-type="float" office:value="302.98506" calcext:value-type="float">
            <text:p>302.98506</text:p>
          </table:table-cell>
          <table:table-cell office:value-type="float" office:value="34.39947" calcext:value-type="float">
            <text:p>34.39947</text:p>
          </table:table-cell>
          <table:table-cell office:value-type="float" office:value="14.3142077301025" calcext:value-type="float">
            <text:p>14.3142077301025</text:p>
          </table:table-cell>
          <table:table-cell table:formula="of:=10^(-0.4*[.C13])" office:value-type="float" office:value="0.0000018806886689233" calcext:value-type="float">
            <text:p>1.8806886689233E-06</text:p>
          </table:table-cell>
          <table:table-cell office:value-type="float" office:value="0.12312238383981" calcext:value-type="float">
            <text:p>0.12312238383981</text:p>
          </table:table-cell>
          <table:table-cell office:value-type="float" office:value="1.55452736441822" calcext:value-type="float">
            <text:p>1.55452736441822</text:p>
          </table:table-cell>
          <table:table-cell office:value-type="date" office:date-value="2025-10-27T17:42:44" calcext:value-type="date">
            <text:p>2025-10-27T17:42:44</text:p>
          </table:table-cell>
          <table:table-cell table:formula="of:=[.C13]-0.11*[.F13]" office:value-type="float" office:value="14.1432097200165" calcext:value-type="float">
            <text:p>14.1432097200165</text:p>
          </table:table-cell>
          <table:table-cell table:formula="of:=10^(-0.4*[.H13])" office:value-type="float" office:value="0.00000220148693279603" calcext:value-type="float">
            <text:p>2.20148693279603E-0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formula="of:=-2.5*LOG10([.D15])" office:value-type="float" office:value="14.3997355001353" calcext:value-type="float">
            <text:p>14.3997355001353</text:p>
          </table:table-cell>
          <table:table-cell table:formula="of:=AVERAGE([.D2:.D13])" office:value-type="float" office:value="0.00000173822423185123" calcext:value-type="float">
            <text:p>1.73822423185123E-06</text:p>
          </table:table-cell>
          <table:table-cell table:number-columns-repeated="3"/>
          <table:table-cell table:formula="of:=-2.5*LOG10([.I15])" office:value-type="float" office:value="14.2332341669416" calcext:value-type="float">
            <text:p>14.2332341669416</text:p>
          </table:table-cell>
          <table:table-cell table:formula="of:=AVERAGE([.I2:.I13])" office:value-type="float" office:value="0.00000202631207864376" calcext:value-type="float">
            <text:p>2.02631207864376E-06</text:p>
          </table:table-cell>
        </table:table-row>
      </table:table>
      <table:table table:name="cepheid lol" table:style-name="ta1">
        <table:shapes>
          <draw:frame draw:z-index="0" draw:style-name="gr1" draw:text-style-name="P1" svg:width="12.9028in" svg:height="7.2575in" svg:x="2.9551in" svg:y="0in">
            <draw:object draw:notify-on-update-of-ranges="'cepheid lol'.G1:'cepheid lol'.G1 'cepheid lol'.G2:'cepheid lol'.G16 'cepheid lol'.H1:'cepheid lol'.H1 'cepheid lol'.H2:'cepheid lol'.H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number-columns-repeated="2" table:default-cell-style-name="Default"/>
        <table:table-column table:style-name="co23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29" table:default-cell-style-name="ce1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PSF_Fit_Mag</text:p>
          </table:table-cell>
          <table:table-cell office:value-type="string" calcext:value-type="string">
            <text:p>psf flux</text:p>
          </table:table-cell>
          <table:table-cell office:value-type="string" calcext:value-type="string">
            <text:p>PSF_Fit_Mag_Err</text:p>
          </table:table-cell>
          <table:table-cell office:value-type="string" calcext:value-type="string">
            <text:p>AIRMASS</text:p>
          </table:table-cell>
          <table:table-cell table:style-name="Default" office:value-type="string" calcext:value-type="string">
            <text:p>DATE-OBS</text:p>
          </table:table-cell>
          <table:table-cell office:value-type="string" calcext:value-type="string">
            <text:p>space mag</text:p>
          </table:table-cell>
          <table:table-cell office:value-type="string" calcext:value-type="string">
            <text:p>Space Flux</text:p>
          </table:table-cell>
        </table:table-row>
        <table:table-row table:style-name="ro1">
          <table:table-cell office:value-type="float" office:value="302.96325" calcext:value-type="float">
            <text:p>302.96325</text:p>
          </table:table-cell>
          <table:table-cell office:value-type="float" office:value="34.4131034" calcext:value-type="float">
            <text:p>34.4131034</text:p>
          </table:table-cell>
          <table:table-cell office:value-type="float" office:value="14.5740641960144" calcext:value-type="float">
            <text:p>14.5740641960144</text:p>
          </table:table-cell>
          <table:table-cell table:formula="of:=10^(-0.4*[.C2])" office:value-type="float" office:value="0.00000148038379208034" calcext:value-type="float">
            <text:p>1.48038379208034E-06</text:p>
          </table:table-cell>
          <table:table-cell office:value-type="float" office:value="0.114279077451875" calcext:value-type="float">
            <text:p>0.114279077451875</text:p>
          </table:table-cell>
          <table:table-cell office:value-type="float" office:value="1.13952108710124" calcext:value-type="float">
            <text:p>1.13952108710124</text:p>
          </table:table-cell>
          <table:table-cell office:value-type="date" office:date-value="2025-10-13T15:43:19" calcext:value-type="date">
            <text:p>2025-10-13T15:43:19</text:p>
          </table:table-cell>
          <table:table-cell table:formula="of:=[.C2]-0.11*[.F2]" office:value-type="float" office:value="14.4487168764333" calcext:value-type="float">
            <text:p>14.4487168764333</text:p>
          </table:table-cell>
          <table:table-cell table:formula="of:=10^(-0.4*[.H2])" office:value-type="float" office:value="0.00000166154936742921" calcext:value-type="float">
            <text:p>1.66154936742921E-06</text:p>
          </table:table-cell>
        </table:table-row>
        <table:table-row table:style-name="ro1">
          <table:table-cell office:value-type="float" office:value="302.96325" calcext:value-type="float">
            <text:p>302.96325</text:p>
          </table:table-cell>
          <table:table-cell office:value-type="float" office:value="34.4131034" calcext:value-type="float">
            <text:p>34.4131034</text:p>
          </table:table-cell>
          <table:table-cell office:value-type="float" office:value="14.3949160995483" calcext:value-type="float">
            <text:p>14.3949160995483</text:p>
          </table:table-cell>
          <table:table-cell table:formula="of:=10^(-0.4*[.C3])" office:value-type="float" office:value="0.0000017459570668399" calcext:value-type="float">
            <text:p>1.7459570668399E-06</text:p>
          </table:table-cell>
          <table:table-cell office:value-type="float" office:value="0.0654582261419562" calcext:value-type="float">
            <text:p>0.0654582261419562</text:p>
          </table:table-cell>
          <table:table-cell office:value-type="float" office:value="2.79778830439046" calcext:value-type="float">
            <text:p>2.79778830439046</text:p>
          </table:table-cell>
          <table:table-cell office:value-type="date" office:date-value="2025-10-15T19:02:31" calcext:value-type="date">
            <text:p>2025-10-15T19:02:31</text:p>
          </table:table-cell>
          <table:table-cell table:formula="of:=[.C3]-0.11*[.F3]" office:value-type="float" office:value="14.0871593860654" calcext:value-type="float">
            <text:p>14.0871593860654</text:p>
          </table:table-cell>
          <table:table-cell table:formula="of:=10^(-0.4*[.H3])" office:value-type="float" office:value="0.00000231812177017831" calcext:value-type="float">
            <text:p>2.31812177017831E-06</text:p>
          </table:table-cell>
        </table:table-row>
        <table:table-row table:style-name="ro1">
          <table:table-cell office:value-type="float" office:value="302.96325" calcext:value-type="float">
            <text:p>302.96325</text:p>
          </table:table-cell>
          <table:table-cell office:value-type="float" office:value="34.4131034" calcext:value-type="float">
            <text:p>34.4131034</text:p>
          </table:table-cell>
          <table:table-cell office:value-type="float" office:value="14.4042244934082" calcext:value-type="float">
            <text:p>14.4042244934082</text:p>
          </table:table-cell>
          <table:table-cell table:formula="of:=10^(-0.4*[.C4])" office:value-type="float" office:value="0.00000173105235299232" calcext:value-type="float">
            <text:p>1.73105235299232E-06</text:p>
          </table:table-cell>
          <table:table-cell office:value-type="float" office:value="0.0590446872868908" calcext:value-type="float">
            <text:p>0.0590446872868908</text:p>
          </table:table-cell>
          <table:table-cell office:value-type="float" office:value="2.83206020759205" calcext:value-type="float">
            <text:p>2.83206020759205</text:p>
          </table:table-cell>
          <table:table-cell office:value-type="date" office:date-value="2025-10-15T19:03:46" calcext:value-type="date">
            <text:p>2025-10-15T19:03:46</text:p>
          </table:table-cell>
          <table:table-cell table:formula="of:=[.C4]-0.11*[.F4]" office:value-type="float" office:value="14.0926978705731" calcext:value-type="float">
            <text:p>14.0926978705731</text:p>
          </table:table-cell>
          <table:table-cell table:formula="of:=10^(-0.4*[.H4])" office:value-type="float" office:value="0.00000230632683265489" calcext:value-type="float">
            <text:p>2.30632683265489E-06</text:p>
          </table:table-cell>
        </table:table-row>
        <table:table-row table:style-name="ro1">
          <table:table-cell office:value-type="float" office:value="302.96325" calcext:value-type="float">
            <text:p>302.96325</text:p>
          </table:table-cell>
          <table:table-cell office:value-type="float" office:value="34.4131034" calcext:value-type="float">
            <text:p>34.4131034</text:p>
          </table:table-cell>
          <table:table-cell office:value-type="float" office:value="14.2467509963989" calcext:value-type="float">
            <text:p>14.2467509963989</text:p>
          </table:table-cell>
          <table:table-cell table:formula="of:=10^(-0.4*[.C5])" office:value-type="float" office:value="0.000002001241965944" calcext:value-type="float">
            <text:p>2.001241965944E-06</text:p>
          </table:table-cell>
          <table:table-cell office:value-type="float" office:value="0.0683564345809944" calcext:value-type="float">
            <text:p>0.0683564345809944</text:p>
          </table:table-cell>
          <table:table-cell office:value-type="float" office:value="1.10559709021798" calcext:value-type="float">
            <text:p>1.10559709021798</text:p>
          </table:table-cell>
          <table:table-cell office:value-type="date" office:date-value="2025-10-16T14:53:04" calcext:value-type="date">
            <text:p>2025-10-16T14:53:04</text:p>
          </table:table-cell>
          <table:table-cell table:formula="of:=[.C5]-0.11*[.F5]" office:value-type="float" office:value="14.1251353164749" calcext:value-type="float">
            <text:p>14.1251353164749</text:p>
          </table:table-cell>
          <table:table-cell table:formula="of:=10^(-0.4*[.H5])" office:value-type="float" office:value="0.00000223844214172302" calcext:value-type="float">
            <text:p>2.23844214172302E-06</text:p>
          </table:table-cell>
        </table:table-row>
        <table:table-row table:style-name="ro1">
          <table:table-cell office:value-type="float" office:value="302.96325" calcext:value-type="float">
            <text:p>302.96325</text:p>
          </table:table-cell>
          <table:table-cell office:value-type="float" office:value="34.4131034" calcext:value-type="float">
            <text:p>34.4131034</text:p>
          </table:table-cell>
          <table:table-cell office:value-type="float" office:value="14.1366495292664" calcext:value-type="float">
            <text:p>14.1366495292664</text:p>
          </table:table-cell>
          <table:table-cell table:formula="of:=10^(-0.4*[.C6])" office:value-type="float" office:value="0.00000221482893347143" calcext:value-type="float">
            <text:p>2.21482893347143E-06</text:p>
          </table:table-cell>
          <table:table-cell office:value-type="float" office:value="0.113156682243959" calcext:value-type="float">
            <text:p>0.113156682243959</text:p>
          </table:table-cell>
          <table:table-cell office:value-type="float" office:value="1.10770845974702" calcext:value-type="float">
            <text:p>1.10770845974702</text:p>
          </table:table-cell>
          <table:table-cell office:value-type="date" office:date-value="2025-10-19T14:21:15" calcext:value-type="date">
            <text:p>2025-10-19T14:21:15</text:p>
          </table:table-cell>
          <table:table-cell table:formula="of:=[.C6]-0.11*[.F6]" office:value-type="float" office:value="14.0148015986942" calcext:value-type="float">
            <text:p>14.0148015986942</text:p>
          </table:table-cell>
          <table:table-cell table:formula="of:=10^(-0.4*[.H6])" office:value-type="float" office:value="0.000002477874809122" calcext:value-type="float">
            <text:p>2.477874809122E-06</text:p>
          </table:table-cell>
        </table:table-row>
        <table:table-row table:style-name="ro1">
          <table:table-cell office:value-type="float" office:value="302.96325" calcext:value-type="float">
            <text:p>302.96325</text:p>
          </table:table-cell>
          <table:table-cell office:value-type="float" office:value="34.4131034" calcext:value-type="float">
            <text:p>34.4131034</text:p>
          </table:table-cell>
          <table:table-cell office:value-type="float" office:value="14.2300916511536" calcext:value-type="float">
            <text:p>14.2300916511536</text:p>
          </table:table-cell>
          <table:table-cell table:formula="of:=10^(-0.4*[.C7])" office:value-type="float" office:value="0.00000203218545913368" calcext:value-type="float">
            <text:p>2.03218545913368E-06</text:p>
          </table:table-cell>
          <table:table-cell office:value-type="float" office:value="0.103854648423865" calcext:value-type="float">
            <text:p>0.103854648423865</text:p>
          </table:table-cell>
          <table:table-cell office:value-type="float" office:value="1.16802159530228" calcext:value-type="float">
            <text:p>1.16802159530228</text:p>
          </table:table-cell>
          <table:table-cell office:value-type="date" office:date-value="2025-10-20T13:59:25" calcext:value-type="date">
            <text:p>2025-10-20T13:59:25</text:p>
          </table:table-cell>
          <table:table-cell table:formula="of:=[.C7]-0.11*[.F7]" office:value-type="float" office:value="14.1016092756703" calcext:value-type="float">
            <text:p>14.1016092756703</text:p>
          </table:table-cell>
          <table:table-cell table:formula="of:=10^(-0.4*[.H7])" office:value-type="float" office:value="0.00000228747464924813" calcext:value-type="float">
            <text:p>2.28747464924813E-06</text:p>
          </table:table-cell>
        </table:table-row>
        <table:table-row table:style-name="ro1">
          <table:table-cell office:value-type="float" office:value="302.96325" calcext:value-type="float">
            <text:p>302.96325</text:p>
          </table:table-cell>
          <table:table-cell office:value-type="float" office:value="34.4131034" calcext:value-type="float">
            <text:p>34.4131034</text:p>
          </table:table-cell>
          <table:table-cell office:value-type="float" office:value="14.5396829376221" calcext:value-type="float">
            <text:p>14.5396829376221</text:p>
          </table:table-cell>
          <table:table-cell table:formula="of:=10^(-0.4*[.C8])" office:value-type="float" office:value="0.00000152801221122664" calcext:value-type="float">
            <text:p>1.52801221122664E-06</text:p>
          </table:table-cell>
          <table:table-cell office:value-type="float" office:value="0.191179385937817" calcext:value-type="float">
            <text:p>0.191179385937817</text:p>
          </table:table-cell>
          <table:table-cell office:value-type="float" office:value="1.08411370226322" calcext:value-type="float">
            <text:p>1.08411370226322</text:p>
          </table:table-cell>
          <table:table-cell office:value-type="date" office:date-value="2025-10-23T14:33:15" calcext:value-type="date">
            <text:p>2025-10-23T14:33:15</text:p>
          </table:table-cell>
          <table:table-cell table:formula="of:=[.C8]-0.11*[.F8]" office:value-type="float" office:value="14.4204304303731" calcext:value-type="float">
            <text:p>14.4204304303731</text:p>
          </table:table-cell>
          <table:table-cell table:formula="of:=10^(-0.4*[.H8])" office:value-type="float" office:value="0.00000170540616200418" calcext:value-type="float">
            <text:p>1.70540616200418E-06</text:p>
          </table:table-cell>
        </table:table-row>
        <table:table-row table:style-name="ro1">
          <table:table-cell office:value-type="float" office:value="302.96325" calcext:value-type="float">
            <text:p>302.96325</text:p>
          </table:table-cell>
          <table:table-cell office:value-type="float" office:value="34.4131034" calcext:value-type="float">
            <text:p>34.4131034</text:p>
          </table:table-cell>
          <table:table-cell office:value-type="float" office:value="14.5608428581238" calcext:value-type="float">
            <text:p>14.5608428581238</text:p>
          </table:table-cell>
          <table:table-cell table:formula="of:=10^(-0.4*[.C9])" office:value-type="float" office:value="0.00000149852108040465" calcext:value-type="float">
            <text:p>1.49852108040465E-06</text:p>
          </table:table-cell>
          <table:table-cell office:value-type="float" office:value="0.0719050575389739" calcext:value-type="float">
            <text:p>0.0719050575389739</text:p>
          </table:table-cell>
          <table:table-cell office:value-type="float" office:value="1.19674894729516" calcext:value-type="float">
            <text:p>1.19674894729516</text:p>
          </table:table-cell>
          <table:table-cell office:value-type="date" office:date-value="2025-10-24T15:32:45" calcext:value-type="date">
            <text:p>2025-10-24T15:32:45</text:p>
          </table:table-cell>
          <table:table-cell table:formula="of:=[.C9]-0.11*[.F9]" office:value-type="float" office:value="14.4292004739213" calcext:value-type="float">
            <text:p>14.4292004739213</text:p>
          </table:table-cell>
          <table:table-cell table:formula="of:=10^(-0.4*[.H9])" office:value-type="float" office:value="0.00000169168621512979" calcext:value-type="float">
            <text:p>1.69168621512979E-06</text:p>
          </table:table-cell>
        </table:table-row>
        <table:table-row table:style-name="ro1">
          <table:table-cell office:value-type="float" office:value="302.96325" calcext:value-type="float">
            <text:p>302.96325</text:p>
          </table:table-cell>
          <table:table-cell office:value-type="float" office:value="34.4131034" calcext:value-type="float">
            <text:p>34.4131034</text:p>
          </table:table-cell>
          <table:table-cell office:value-type="float" office:value="14.2517660202026" calcext:value-type="float">
            <text:p>14.2517660202026</text:p>
          </table:table-cell>
          <table:table-cell table:formula="of:=10^(-0.4*[.C10])" office:value-type="float" office:value="0.00000199201952970125" calcext:value-type="float">
            <text:p>1.99201952970125E-06</text:p>
          </table:table-cell>
          <table:table-cell office:value-type="float" office:value="0.0864636487296842" calcext:value-type="float">
            <text:p>0.0864636487296842</text:p>
          </table:table-cell>
          <table:table-cell office:value-type="float" office:value="1.01981166768039" calcext:value-type="float">
            <text:p>1.01981166768039</text:p>
          </table:table-cell>
          <table:table-cell office:value-type="date" office:date-value="2025-10-26T13:00:50" calcext:value-type="date">
            <text:p>2025-10-26T13:00:50</text:p>
          </table:table-cell>
          <table:table-cell table:formula="of:=[.C10]-0.11*[.F10]" office:value-type="float" office:value="14.1395867367578" calcext:value-type="float">
            <text:p>14.1395867367578</text:p>
          </table:table-cell>
          <table:table-cell table:formula="of:=10^(-0.4*[.H10])" office:value-type="float" office:value="0.00000220884532475073" calcext:value-type="float">
            <text:p>2.20884532475073E-06</text:p>
          </table:table-cell>
        </table:table-row>
        <table:table-row table:style-name="ro1">
          <table:table-cell office:value-type="float" office:value="302.96325" calcext:value-type="float">
            <text:p>302.96325</text:p>
          </table:table-cell>
          <table:table-cell office:value-type="float" office:value="34.4131034" calcext:value-type="float">
            <text:p>34.4131034</text:p>
          </table:table-cell>
          <table:table-cell office:value-type="float" office:value="14.1540199356079" calcext:value-type="float">
            <text:p>14.1540199356079</text:p>
          </table:table-cell>
          <table:table-cell table:formula="of:=10^(-0.4*[.C11])" office:value-type="float" office:value="0.00000217967641891979" calcext:value-type="float">
            <text:p>2.17967641891979E-06</text:p>
          </table:table-cell>
          <table:table-cell office:value-type="float" office:value="0.0667216867549908" calcext:value-type="float">
            <text:p>0.0667216867549908</text:p>
          </table:table-cell>
          <table:table-cell office:value-type="float" office:value="1.4496932409203" calcext:value-type="float">
            <text:p>1.4496932409203</text:p>
          </table:table-cell>
          <table:table-cell office:value-type="date" office:date-value="2025-10-27T17:32:41" calcext:value-type="date">
            <text:p>2025-10-27T17:32:41</text:p>
          </table:table-cell>
          <table:table-cell table:formula="of:=[.C11]-0.11*[.F11]" office:value-type="float" office:value="13.9945536791067" calcext:value-type="float">
            <text:p>13.9945536791067</text:p>
          </table:table-cell>
          <table:table-cell table:formula="of:=10^(-0.4*[.H11])" office:value-type="float" office:value="0.00000252451832995878" calcext:value-type="float">
            <text:p>2.52451832995878E-06</text:p>
          </table:table-cell>
        </table:table-row>
        <table:table-row table:style-name="ro1">
          <table:table-cell office:value-type="float" office:value="302.96325" calcext:value-type="float">
            <text:p>302.96325</text:p>
          </table:table-cell>
          <table:table-cell office:value-type="float" office:value="34.4131034" calcext:value-type="float">
            <text:p>34.4131034</text:p>
          </table:table-cell>
          <table:table-cell office:value-type="float" office:value="14.1066576812744" calcext:value-type="float">
            <text:p>14.1066576812744</text:p>
          </table:table-cell>
          <table:table-cell table:formula="of:=10^(-0.4*[.C12])" office:value-type="float" office:value="0.0000022768631457877" calcext:value-type="float">
            <text:p>2.2768631457877E-06</text:p>
          </table:table-cell>
          <table:table-cell office:value-type="float" office:value="0.122953550448961" calcext:value-type="float">
            <text:p>0.122953550448961</text:p>
          </table:table-cell>
          <table:table-cell office:value-type="float" office:value="1.55452736441822" calcext:value-type="float">
            <text:p>1.55452736441822</text:p>
          </table:table-cell>
          <table:table-cell office:value-type="date" office:date-value="2025-10-27T17:42:44" calcext:value-type="date">
            <text:p>2025-10-27T17:42:44</text:p>
          </table:table-cell>
          <table:table-cell table:formula="of:=[.C12]-0.11*[.F12]" office:value-type="float" office:value="13.9356596711884" calcext:value-type="float">
            <text:p>13.9356596711884</text:p>
          </table:table-cell>
          <table:table-cell table:formula="of:=10^(-0.4*[.H12])" office:value-type="float" office:value="0.00000266523882769292" calcext:value-type="float">
            <text:p>2.66523882769292E-06</text:p>
          </table:table-cell>
        </table:table-row>
        <table:table-row table:style-name="ro1">
          <table:table-cell office:value-type="float" office:value="302.96325" calcext:value-type="float">
            <text:p>302.96325</text:p>
          </table:table-cell>
          <table:table-cell office:value-type="float" office:value="34.4131034" calcext:value-type="float">
            <text:p>34.4131034</text:p>
          </table:table-cell>
          <table:table-cell office:value-type="float" office:value="13.9234185714722" calcext:value-type="float">
            <text:p>13.9234185714722</text:p>
          </table:table-cell>
          <table:table-cell table:formula="of:=10^(-0.4*[.C13])" office:value-type="float" office:value="0.00000269545801408514" calcext:value-type="float">
            <text:p>2.69545801408514E-06</text:p>
          </table:table-cell>
          <table:table-cell office:value-type="float" office:value="0.234577555447312" calcext:value-type="float">
            <text:p>0.234577555447312</text:p>
          </table:table-cell>
          <table:table-cell office:value-type="float" office:value="1.53917630596858" calcext:value-type="float">
            <text:p>1.53917630596858</text:p>
          </table:table-cell>
          <table:table-cell office:value-type="date" office:date-value="2025-10-28T16:39:00" calcext:value-type="date">
            <text:p>2025-10-28T16:39:00</text:p>
          </table:table-cell>
          <table:table-cell table:formula="of:=[.C13]-0.11*[.F13]" office:value-type="float" office:value="13.7541091778157" calcext:value-type="float">
            <text:p>13.7541091778157</text:p>
          </table:table-cell>
          <table:table-cell table:formula="of:=10^(-0.4*[.H13])" office:value-type="float" office:value="0.00000315033203073093" calcext:value-type="float">
            <text:p>3.15033203073093E-06</text:p>
          </table:table-cell>
        </table:table-row>
        <table:table-row table:style-name="ro1">
          <table:table-cell office:value-type="float" office:value="302.96325" calcext:value-type="float">
            <text:p>302.96325</text:p>
          </table:table-cell>
          <table:table-cell office:value-type="float" office:value="34.4131034" calcext:value-type="float">
            <text:p>34.4131034</text:p>
          </table:table-cell>
          <table:table-cell office:value-type="float" office:value="14.0961406539917" calcext:value-type="float">
            <text:p>14.0961406539917</text:p>
          </table:table-cell>
          <table:table-cell table:formula="of:=10^(-0.4*[.C14])" office:value-type="float" office:value="0.00000229902523564486" calcext:value-type="float">
            <text:p>2.29902523564486E-06</text:p>
          </table:table-cell>
          <table:table-cell office:value-type="float" office:value="0.0492229828688842" calcext:value-type="float">
            <text:p>0.0492229828688842</text:p>
          </table:table-cell>
          <table:table-cell office:value-type="float" office:value="1.77904890003023" calcext:value-type="float">
            <text:p>1.77904890003023</text:p>
          </table:table-cell>
          <table:table-cell office:value-type="date" office:date-value="2025-10-29T16:54:14" calcext:value-type="date">
            <text:p>2025-10-29T16:54:14</text:p>
          </table:table-cell>
          <table:table-cell table:formula="of:=[.C14]-0.11*[.F14]" office:value-type="float" office:value="13.9004452749884" calcext:value-type="float">
            <text:p>13.9004452749884</text:p>
          </table:table-cell>
          <table:table-cell table:formula="of:=10^(-0.4*[.H14])" office:value-type="float" office:value="0.00000275309938877397" calcext:value-type="float">
            <text:p>2.75309938877397E-06</text:p>
          </table:table-cell>
        </table:table-row>
        <table:table-row table:style-name="ro1">
          <table:table-cell office:value-type="float" office:value="302.96325" calcext:value-type="float">
            <text:p>302.96325</text:p>
          </table:table-cell>
          <table:table-cell office:value-type="float" office:value="34.4131034" calcext:value-type="float">
            <text:p>34.4131034</text:p>
          </table:table-cell>
          <table:table-cell office:value-type="float" office:value="14.1772480377197" calcext:value-type="float">
            <text:p>14.1772480377197</text:p>
          </table:table-cell>
          <table:table-cell table:formula="of:=10^(-0.4*[.C15])" office:value-type="float" office:value="0.00000213353997743957" calcext:value-type="float">
            <text:p>2.13353997743957E-06</text:p>
          </table:table-cell>
          <table:table-cell office:value-type="float" office:value="0.0689897636901574" calcext:value-type="float">
            <text:p>0.0689897636901574</text:p>
          </table:table-cell>
          <table:table-cell office:value-type="float" office:value="1.14187051254738" calcext:value-type="float">
            <text:p>1.14187051254738</text:p>
          </table:table-cell>
          <table:table-cell office:value-type="date" office:date-value="2025-10-30T14:37:14" calcext:value-type="date">
            <text:p>2025-10-30T14:37:14</text:p>
          </table:table-cell>
          <table:table-cell table:formula="of:=[.C15]-0.11*[.F15]" office:value-type="float" office:value="14.0516422813395" calcext:value-type="float">
            <text:p>14.0516422813395</text:p>
          </table:table-cell>
          <table:table-cell table:formula="of:=10^(-0.4*[.H15])" office:value-type="float" office:value="0.00000239520719433451" calcext:value-type="float">
            <text:p>2.39520719433451E-06</text:p>
          </table:table-cell>
        </table:table-row>
        <table:table-row table:style-name="ro1">
          <table:table-cell office:value-type="float" office:value="302.96325" calcext:value-type="float">
            <text:p>302.96325</text:p>
          </table:table-cell>
          <table:table-cell office:value-type="float" office:value="34.4131034" calcext:value-type="float">
            <text:p>34.4131034</text:p>
          </table:table-cell>
          <table:table-cell office:value-type="float" office:value="14.2723175437927" calcext:value-type="float">
            <text:p>14.2723175437927</text:p>
          </table:table-cell>
          <table:table-cell table:formula="of:=10^(-0.4*[.C16])" office:value-type="float" office:value="0.0000019546679069465" calcext:value-type="float">
            <text:p>1.9546679069465E-06</text:p>
          </table:table-cell>
          <table:table-cell office:value-type="float" office:value="0.055813687813578" calcext:value-type="float">
            <text:p>0.055813687813578</text:p>
          </table:table-cell>
          <table:table-cell office:value-type="float" office:value="1.24117583462376" calcext:value-type="float">
            <text:p>1.24117583462376</text:p>
          </table:table-cell>
          <table:table-cell office:value-type="date" office:date-value="2025-10-31T15:20:41" calcext:value-type="date">
            <text:p>2025-10-31T15:20:41</text:p>
          </table:table-cell>
          <table:table-cell table:formula="of:=[.C16]-0.11*[.F16]" office:value-type="float" office:value="14.1357882019841" calcext:value-type="float">
            <text:p>14.1357882019841</text:p>
          </table:table-cell>
          <table:table-cell table:formula="of:=10^(-0.4*[.H16])" office:value-type="float" office:value="0.00000221658668040411" calcext:value-type="float">
            <text:p>2.21658668040411E-0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formula="of:=-2.5*LOG10([.D18])" office:value-type="float" office:value="14.2560205879883" calcext:value-type="float">
            <text:p>14.2560205879883</text:p>
          </table:table-cell>
          <table:table-cell table:formula="of:=AVERAGE([.D2:.D16])" office:value-type="float" office:value="0.00000198422887270785" calcext:value-type="float">
            <text:p>1.98422887270785E-06</text:p>
          </table:table-cell>
          <table:table-cell table:number-columns-repeated="2"/>
          <table:table-cell table:style-name="Default"/>
          <table:table-cell table:formula="of:=-2.5*LOG10([.I18])" office:value-type="float" office:value="14.0925156299842" calcext:value-type="float">
            <text:p>14.0925156299842</text:p>
          </table:table-cell>
          <table:table-cell table:formula="of:=AVERAGE([.I2:.I16])" office:value-type="float" office:value="0.00000230671398160903" calcext:value-type="float">
            <text:p>2.30671398160903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2">00/00/0000</text:date>, <text:time style:data-style-name="N2" text:time-value="20:45:16.4646989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02T22:41:36.267365754</dc:date>
    <meta:editing-duration>PT30M30S</meta:editing-duration>
    <meta:editing-cycles>4</meta:editing-cycles>
    <meta:generator>LibreOffice/24.2.7.2$Linux_X86_64 LibreOffice_project/420$Build-2</meta:generator>
    <meta:document-statistic meta:table-count="5" meta:cell-count="61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7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774cm" svg:height="18.435cm" xlink:href=".." xlink:type="simple" chart:class="chart:scatter" chart:style-name="ch1">
        <chart:legend chart:legend-position="end" svg:x="29.763cm" svg:y="8.918cm" style:legend-expansion="high" chart:style-name="ch2"/>
        <chart:plot-area chart:style-name="ch3" table:cell-range-address="'cepheid lol'.G1:'cepheid lol'.H16" chart:data-source-has-labels="both" svg:x="0.655cm" svg:y="0.368cm" svg:width="28.453cm" svg:height="17.699cm">
          <chart:coordinate-region svg:x="2.309cm" svg:y="0.568cm" svg:width="25.144cm" svg:height="16.852cm"/>
          <chart:axis chart:dimension="x" chart:name="primary-x" chart:style-name="ch4" chartooo:axis-type="auto">
            <chart:categories table:cell-range-address="'cepheid lol'.G2:'cepheid lol'.G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epheid lol'.H2:'cepheid lol'.H16" chart:label-cell-address="'cepheid lol'.H1:'cepheid lol'.H1" chart:class="chart:scatter">
            <chart:domain table:cell-range-address="'cepheid lol'.G2:'cepheid lol'.G16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ce mag</text:p>
                <draw:g>
                  <svg:desc>'cepheid lol'.H1:'cepheid lol'.H1</svg:desc>
                </draw:g>
              </table:table-cell>
            </table:table-row>
          </table:table-header-rows>
          <table:table-rows>
            <table:table-row>
              <table:table-cell office:value-type="float" office:value="45943.6550810185">
                <text:p>45943.6550810185</text:p>
                <draw:g>
                  <svg:desc>'cepheid lol'.G2:'cepheid lol'.G16</svg:desc>
                </draw:g>
              </table:table-cell>
              <table:table-cell office:value-type="float" office:value="14.4487168764333">
                <text:p>14.4487168764333</text:p>
                <draw:g>
                  <svg:desc>'cepheid lol'.H2:'cepheid lol'.H16</svg:desc>
                </draw:g>
              </table:table-cell>
            </table:table-row>
            <table:table-row>
              <table:table-cell office:value-type="float" office:value="45945.7934143518">
                <text:p>45945.7934143518</text:p>
              </table:table-cell>
              <table:table-cell office:value-type="float" office:value="14.0871593860654">
                <text:p>14.0871593860654</text:p>
              </table:table-cell>
            </table:table-row>
            <table:table-row>
              <table:table-cell office:value-type="float" office:value="45945.7942824074">
                <text:p>45945.7942824074</text:p>
              </table:table-cell>
              <table:table-cell office:value-type="float" office:value="14.0926978705731">
                <text:p>14.0926978705731</text:p>
              </table:table-cell>
            </table:table-row>
            <table:table-row>
              <table:table-cell office:value-type="float" office:value="45946.6201851852">
                <text:p>45946.6201851852</text:p>
              </table:table-cell>
              <table:table-cell office:value-type="float" office:value="14.1251353164749">
                <text:p>14.1251353164749</text:p>
              </table:table-cell>
            </table:table-row>
            <table:table-row>
              <table:table-cell office:value-type="float" office:value="45949.5980902778">
                <text:p>45949.5980902778</text:p>
              </table:table-cell>
              <table:table-cell office:value-type="float" office:value="14.0148015986942">
                <text:p>14.0148015986942</text:p>
              </table:table-cell>
            </table:table-row>
            <table:table-row>
              <table:table-cell office:value-type="float" office:value="45950.5829282407">
                <text:p>45950.5829282407</text:p>
              </table:table-cell>
              <table:table-cell office:value-type="float" office:value="14.1016092756703">
                <text:p>14.1016092756703</text:p>
              </table:table-cell>
            </table:table-row>
            <table:table-row>
              <table:table-cell office:value-type="float" office:value="45953.6064236111">
                <text:p>45953.6064236111</text:p>
              </table:table-cell>
              <table:table-cell office:value-type="float" office:value="14.4204304303731">
                <text:p>14.4204304303731</text:p>
              </table:table-cell>
            </table:table-row>
            <table:table-row>
              <table:table-cell office:value-type="float" office:value="45954.6477430556">
                <text:p>45954.6477430556</text:p>
              </table:table-cell>
              <table:table-cell office:value-type="float" office:value="14.4292004739213">
                <text:p>14.4292004739213</text:p>
              </table:table-cell>
            </table:table-row>
            <table:table-row>
              <table:table-cell office:value-type="float" office:value="45956.5422453704">
                <text:p>45956.5422453704</text:p>
              </table:table-cell>
              <table:table-cell office:value-type="float" office:value="14.1395867367578">
                <text:p>14.1395867367578</text:p>
              </table:table-cell>
            </table:table-row>
            <table:table-row>
              <table:table-cell office:value-type="float" office:value="45957.7310300926">
                <text:p>45957.7310300926</text:p>
              </table:table-cell>
              <table:table-cell office:value-type="float" office:value="13.9945536791067">
                <text:p>13.9945536791067</text:p>
              </table:table-cell>
            </table:table-row>
            <table:table-row>
              <table:table-cell office:value-type="float" office:value="45957.7380092593">
                <text:p>45957.7380092593</text:p>
              </table:table-cell>
              <table:table-cell office:value-type="float" office:value="13.9356596711884">
                <text:p>13.9356596711884</text:p>
              </table:table-cell>
            </table:table-row>
            <table:table-row>
              <table:table-cell office:value-type="float" office:value="45958.69375">
                <text:p>45958.69375</text:p>
              </table:table-cell>
              <table:table-cell office:value-type="float" office:value="13.7541091778157">
                <text:p>13.7541091778157</text:p>
              </table:table-cell>
            </table:table-row>
            <table:table-row>
              <table:table-cell office:value-type="float" office:value="45959.7043287037">
                <text:p>45959.7043287037</text:p>
              </table:table-cell>
              <table:table-cell office:value-type="float" office:value="13.9004452749884">
                <text:p>13.9004452749884</text:p>
              </table:table-cell>
            </table:table-row>
            <table:table-row>
              <table:table-cell office:value-type="float" office:value="45960.6091898148">
                <text:p>45960.6091898148</text:p>
              </table:table-cell>
              <table:table-cell office:value-type="float" office:value="14.0516422813395">
                <text:p>14.0516422813395</text:p>
              </table:table-cell>
            </table:table-row>
            <table:table-row>
              <table:table-cell office:value-type="float" office:value="45961.6393634259">
                <text:p>45961.6393634259</text:p>
              </table:table-cell>
              <table:table-cell office:value-type="float" office:value="14.1357882019841">
                <text:p>14.13578820198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